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Pictures/100002010000043E000002E1FCFC1193BA5BB62C.png" manifest:media-type="image/png"/>
  <manifest:file-entry manifest:full-path="Pictures/100000000000009A0000008269AA511803DCA2CC.jpg" manifest:media-type="image/jpeg"/>
  <manifest:file-entry manifest:full-path="Pictures/100002010000043200000091D88707BBEB84DA29.png" manifest:media-type="image/png"/>
  <manifest:file-entry manifest:full-path="Pictures/1000020100000204000001390810E7033694E6D0.png" manifest:media-type="image/png"/>
  <manifest:file-entry manifest:full-path="Pictures/10000000000004A800000346BF46E26024BBDA97.png" manifest:media-type="image/png"/>
  <manifest:file-entry manifest:full-path="Pictures/1000020100000111000000E952E9D13315B06CFB.png" manifest:media-type="image/png"/>
  <manifest:file-entry manifest:full-path="Pictures/1000000000000236000000BC10F0DA6233531EC4.png" manifest:media-type="image/png"/>
  <manifest:file-entry manifest:full-path="Pictures/10000201000001F2000000F7E44EBF74892E4338.png" manifest:media-type="image/png"/>
  <manifest:file-entry manifest:full-path="Pictures/10000201000002F5000001FB7775CB760A4AB66A.png" manifest:media-type="image/png"/>
  <manifest:file-entry manifest:full-path="Pictures/100000000000093A0000068B9C02FE1608FC14AA.jpg" manifest:media-type="image/jpeg"/>
  <manifest:file-entry manifest:full-path="Pictures/100002010000008E0000008EA13C3E3588A9D77F.png" manifest:media-type="image/png"/>
  <manifest:file-entry manifest:full-path="Pictures/10000000000003B5000003143087E2BC5FDD28CE.png" manifest:media-type="image/png"/>
  <manifest:file-entry manifest:full-path="Pictures/10000201000004D6000003235F984A4DB71E1B9F.png" manifest:media-type="image/png"/>
  <manifest:file-entry manifest:full-path="Pictures/100000000000049D0000049D72036EDEFFE6488D.jpg" manifest:media-type="image/jpeg"/>
  <manifest:file-entry manifest:full-path="Pictures/10000201000000E00000007661B0A6592B91CDAC.png" manifest:media-type="image/png"/>
  <manifest:file-entry manifest:full-path="Pictures/100000000000057F0000034632DD65A6B9060521.png" manifest:media-type="image/png"/>
  <manifest:file-entry manifest:full-path="Pictures/100002010000019E000001698859C743E7D3BDB5.png" manifest:media-type="image/png"/>
  <manifest:file-entry manifest:full-path="Pictures/100002010000015E000000A7393B95577B952532.png" manifest:media-type="image/png"/>
  <manifest:file-entry manifest:full-path="Pictures/100000000000059500000346FE3807B0D6238FC0.png" manifest:media-type="image/png"/>
  <manifest:file-entry manifest:full-path="Pictures/100002010000008E0000008DDEE2E80AE354FA67.png" manifest:media-type="image/png"/>
  <manifest:file-entry manifest:full-path="Pictures/10000201000004EE0000044C2268CE0185138CAA.png" manifest:media-type="image/png"/>
  <manifest:file-entry manifest:full-path="Pictures/10000201000000EA000001DC03F57F3F01C77B23.png" manifest:media-type="image/png"/>
  <manifest:file-entry manifest:full-path="Pictures/100000000000077E000003FFE5E177CD1BAE4C41.png" manifest:media-type="image/png"/>
  <manifest:file-entry manifest:full-path="Pictures/1000020100000253000000BF4EB96B58B1C3ABE8.png" manifest:media-type="image/png"/>
  <manifest:file-entry manifest:full-path="Pictures/100000000000067E0000036785032DBE927906A5.png" manifest:media-type="image/png"/>
  <manifest:file-entry manifest:full-path="Pictures/10000201000000B4000000888FA74FE1D99667A8.png" manifest:media-type="image/png"/>
  <manifest:file-entry manifest:full-path="Pictures/1000020100000415000001F45B552785E4DF3442.png" manifest:media-type="image/png"/>
  <manifest:file-entry manifest:full-path="Pictures/100000000000046A0000034634842C97CAA7961A.png" manifest:media-type="image/png"/>
  <manifest:file-entry manifest:full-path="Pictures/100000000000062400000346EB8420A7403080E7.png" manifest:media-type="image/png"/>
  <manifest:file-entry manifest:full-path="Pictures/100002010000054B0000032BD1D3B6A482D67601.png" manifest:media-type="image/png"/>
  <manifest:file-entry manifest:full-path="Pictures/1000020100000524000003255312A00B007495A1.png" manifest:media-type="image/png"/>
  <manifest:file-entry manifest:full-path="Pictures/100000000000023E00000283018A6E176DA268BD.png" manifest:media-type="image/png"/>
  <manifest:file-entry manifest:full-path="Pictures/10000000000004CF000003460BC2C81F9E94C39C.png" manifest:media-type="image/png"/>
  <manifest:file-entry manifest:full-path="Pictures/100000000000056200000354FC7114631A21AFF9.png" manifest:media-type="image/png"/>
  <manifest:file-entry manifest:full-path="Pictures/100002010000053B0000033D0421D852FD3C5EA5.png" manifest:media-type="image/png"/>
  <manifest:file-entry manifest:full-path="Pictures/10000201000004DB0000031AA3EE96D4FEAB9C0B.png" manifest:media-type="image/png"/>
  <manifest:file-entry manifest:full-path="Pictures/100000000000063500000346570EB65F5234B9DD.png" manifest:media-type="image/png"/>
  <manifest:file-entry manifest:full-path="Pictures/100000000000057F0000034673632AC191E96B68.png" manifest:media-type="image/png"/>
  <manifest:file-entry manifest:full-path="Pictures/100000000000063500000346124A570446CBDBBB.png" manifest:media-type="image/png"/>
  <manifest:file-entry manifest:full-path="Pictures/10000000000005D40000036FABDCF5AE55CF60AC.png" manifest:media-type="image/png"/>
  <manifest:file-entry manifest:full-path="Pictures/1000020100000484000002A0978E0A6D163C4653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b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44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5.36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756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43cm, 0.841cm, 0.741cm, 0.285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33cm, 0.312cm, 0.634cm, 0.28cm)" draw:image-opacity="100%" style:mirror="none"/>
    </style:style>
    <style:style style:name="gr11" style:family="graphic" style:parent-style-name="standard">
      <style:graphic-properties draw:stroke="none" draw:fill="none" fo:min-height="3.62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4.103cm" fo:min-width="8.514cm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296cm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1.355cm"/>
    </style:style>
    <style:style style:name="gr16" style:family="graphic" style:parent-style-name="standard">
      <style:graphic-properties draw:stroke="none" draw:fill="none" fo:min-height="1.814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0.578cm" fo:min-width="1.449cm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1.274cm" fo:min-width="1.278cm"/>
    </style:style>
    <style:style style:name="gr20" style:family="graphic" style:parent-style-name="standard">
      <style:graphic-properties draw:stroke="solid" svg:stroke-width="0.106cm" svg:stroke-color="#000000" draw:marker-start-width="0.358cm" draw:marker-end-width="0.358cm" draw:fill-color="#ffffff" draw:textarea-horizontal-align="justify" draw:textarea-vertical-align="middle" draw:auto-grow-height="false" fo:min-height="2.186cm" fo:min-width="5.238cm" fo:padding-top="0.177cm" fo:padding-bottom="0.177cm" fo:padding-left="0.302cm" fo:padding-right="0.30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2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1.501cm"/>
    </style:style>
    <style:style style:name="gr23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2.269cm" fo:min-width="4.982cm" fo:padding-top="0.178cm" fo:padding-bottom="0.178cm" fo:padding-left="0.303cm" fo:padding-right="0.303cm"/>
    </style:style>
    <style:style style:name="gr2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2.0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6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7" style:family="graphic" style:parent-style-name="standard">
      <style:graphic-properties svg:stroke-color="#ffffff" draw:fill-color="#ffffff" draw:textarea-horizontal-align="justify" draw:textarea-vertical-align="middle" draw:auto-grow-height="false" fo:min-height="0.102cm" fo:min-width="0cm"/>
    </style:style>
    <style:style style:name="gr28" style:family="graphic" style:parent-style-name="standard">
      <style:graphic-properties draw:fill-color="#ed1c24" draw:textarea-horizontal-align="justify" draw:textarea-vertical-align="middle" draw:auto-grow-height="false" fo:min-height="0.049cm" fo:min-width="0cm"/>
    </style:style>
    <style:style style:name="gr29" style:family="graphic" style:parent-style-name="standard">
      <style:graphic-properties svg:stroke-color="#ffffff" draw:fill-color="#ffffff" draw:textarea-horizontal-align="justify" draw:textarea-vertical-align="middle" draw:auto-grow-height="false" fo:min-height="0.103cm" fo:min-width="0cm"/>
    </style:style>
    <style:style style:name="gr30" style:family="graphic" style:parent-style-name="standard">
      <style:graphic-properties draw:fill-color="#ed1c24" draw:textarea-horizontal-align="justify" draw:textarea-vertical-align="middle" draw:auto-grow-height="false" fo:min-height="0.048cm" fo:min-width="0cm"/>
    </style:style>
    <style:style style:name="gr31" style:family="graphic" style:parent-style-name="standard">
      <style:graphic-properties draw:fill-color="#ed1c24" draw:textarea-horizontal-align="justify" draw:textarea-vertical-align="middle" draw:auto-grow-height="false" fo:min-height="0.047cm" fo:min-width="0cm"/>
    </style:style>
    <style:style style:name="gr32" style:family="graphic" style:parent-style-name="standard">
      <style:graphic-properties svg:stroke-color="#000000" draw:fill-color="#000000" draw:auto-grow-height="false" fo:min-height="2.93cm" fo:min-width="3.513cm" fo:wrap-option="no-wrap"/>
    </style:style>
    <style:style style:name="gr33" style:family="graphic" style:parent-style-name="standard">
      <style:graphic-properties svg:stroke-color="#000000" draw:fill-color="#000000" draw:auto-grow-height="false" fo:min-height="3.527cm" fo:min-width="3.479cm" fo:wrap-option="no-wrap"/>
    </style:style>
    <style:style style:name="gr34" style:family="graphic" style:parent-style-name="standard">
      <style:graphic-properties svg:stroke-color="#000000" draw:fill-color="#000000" draw:auto-grow-height="false" fo:min-height="3.528cm" fo:min-width="3.479cm" fo:wrap-option="no-wrap"/>
    </style:style>
    <style:style style:name="gr3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86cm, 0cm, 0cm, 0cm)" draw:image-opacity="100%" style:mirror="none"/>
    </style:style>
    <style:style style:name="gr37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svg:stroke-color="#ffffff" draw:fill-color="#ffffff" draw:textarea-horizontal-align="justify" draw:textarea-vertical-align="middle" draw:auto-grow-height="false" fo:min-height="0.122cm" fo:min-width="0cm"/>
    </style:style>
    <style:style style:name="gr39" style:family="graphic" style:parent-style-name="standard">
      <style:graphic-properties svg:stroke-color="#ed1c24" draw:fill-color="#ef413d" draw:textarea-horizontal-align="justify" draw:textarea-vertical-align="middle" draw:auto-grow-height="false" fo:min-height="0.695cm" fo:min-width="0.309cm"/>
    </style:style>
    <style:style style:name="gr40" style:family="graphic" style:parent-style-name="standard">
      <style:graphic-properties svg:stroke-color="#ed1c24" draw:fill-color="#ef413d" draw:textarea-horizontal-align="justify" draw:textarea-vertical-align="middle" draw:auto-grow-height="false" fo:min-height="0.852cm" fo:min-width="0.632cm"/>
    </style:style>
    <style:style style:name="gr41" style:family="graphic" style:parent-style-name="standard">
      <style:graphic-properties svg:stroke-color="#ed1c24" draw:fill-color="#ef413d" draw:textarea-horizontal-align="justify" draw:textarea-vertical-align="middle" draw:auto-grow-height="false" fo:min-height="0.695cm" fo:min-width="0.47cm"/>
    </style:style>
    <style:style style:name="gr42" style:family="graphic" style:parent-style-name="standard">
      <style:graphic-properties svg:stroke-color="#ed1c24" draw:fill-color="#ef413d" draw:textarea-horizontal-align="justify" draw:textarea-vertical-align="middle" draw:auto-grow-height="false" fo:min-height="0.852cm" fo:min-width="0.47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215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2.198cm"/>
    </style:style>
    <style:style style:name="gr45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46" style:family="graphic" style:parent-style-name="objectwithoutfill">
      <style:graphic-properties draw:stroke="solid"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7" style:family="graphic" style:parent-style-name="Object_20_with_20_no_20_fill_20_and_20_no_20_line">
      <style:graphic-properties draw:stroke="solid" svg:stroke-width="0.081cm" svg:stroke-color="#000000" draw:marker-start-width="0.321cm" draw:marker-end-width="0.321cm" draw:fill="solid" draw:fill-color="#ffffff" draw:opacity="100%" draw:textarea-vertical-align="middle" fo:padding-top="0.165cm" fo:padding-bottom="0.165cm" fo:padding-left="0.29cm" fo:padding-right="0.29cm" draw:ole-draw-aspect="1" style:protect="size"/>
    </style:style>
    <style:style style:name="gr4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842cm, 0.671cm, 0.408cm)" draw:image-opacity="100%" style:mirror="none"/>
    </style:style>
    <style:style style:name="gr49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.423cm"/>
    </style:style>
    <style:style style:name="gr50" style:family="graphic" style:parent-style-name="standard">
      <style:graphic-properties draw:stroke="none" svg:stroke-color="#000000" draw:fill="solid" draw:fill-color="#ffffff" draw:auto-grow-height="true" draw:auto-grow-width="false" fo:max-height="0cm" fo:min-height="0.788cm"/>
    </style:style>
    <style:style style:name="gr51" style:family="graphic" style:parent-style-name="standard">
      <style:graphic-properties draw:stroke="none" draw:fill="none" fo:min-height="2.295cm"/>
    </style:style>
    <style:style style:name="gr52" style:family="graphic" style:parent-style-name="standard">
      <style:graphic-properties svg:stroke-color="#ffffff" draw:fill-color="#ffffff" draw:textarea-horizontal-align="justify" draw:textarea-vertical-align="middle" draw:auto-grow-height="false" fo:min-height="1.848cm" fo:min-width="3.996cm"/>
    </style:style>
    <style:style style:name="gr53" style:family="graphic" style:parent-style-name="standard">
      <style:graphic-properties svg:stroke-color="#ffffff" draw:fill-color="#ffffff" draw:textarea-horizontal-align="justify" draw:textarea-vertical-align="middle" draw:auto-grow-height="false" fo:min-height="0.35cm" fo:min-width="4.898cm"/>
    </style:style>
    <style:style style:name="gr5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35cm, 0.44cm, 1.424cm, 1.978cm)" draw:image-opacity="100%" style:mirror="none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56" style:family="graphic" style:parent-style-name="objectwithoutfill">
      <style:graphic-properties svg:stroke-width="0.106cm" svg:stroke-color="#ef413d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7" style:family="graphic" style:parent-style-name="standard">
      <style:graphic-properties draw:stroke="none" svg:stroke-color="#000000" draw:fill="solid" draw:fill-color="#ffffff" draw:auto-grow-height="true" draw:auto-grow-width="false" fo:max-height="0cm" fo:min-height="0.676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5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2.023cm, 1.18cm, 2.035cm, 1.306cm)" draw:image-opacity="100%" style:mirror="none"/>
    </style:style>
    <style:style style:name="gr6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802cm, 0cm, 0.425cm, 0.561cm)" draw:image-opacity="100%" style:mirror="none"/>
    </style:style>
    <style:style style:name="gr6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2.063cm, 2.754cm, 0.301cm, 0.536cm)" draw:image-opacity="100%" style:mirror="none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63" style:family="graphic" style:parent-style-name="standard">
      <style:graphic-properties svg:stroke-color="#ffffff" draw:fill-color="#ffffff" draw:textarea-horizontal-align="justify" draw:textarea-vertical-align="middle" draw:auto-grow-height="false" fo:min-height="0.06cm" fo:min-width="0cm"/>
    </style:style>
    <style:style style:name="gr64" style:family="graphic" style:parent-style-name="standard">
      <style:graphic-properties svg:stroke-color="#ffffff" draw:fill-color="#ffffff" draw:textarea-horizontal-align="justify" draw:textarea-vertical-align="middle" draw:auto-grow-height="false" fo:min-height="0.061cm" fo:min-width="0cm"/>
    </style:style>
    <style:style style:name="gr65" style:family="graphic" style:parent-style-name="standard">
      <style:graphic-properties draw:fill-color="#ed1c24" draw:textarea-horizontal-align="justify" draw:textarea-vertical-align="middle" draw:auto-grow-height="false" fo:min-height="0.013cm" fo:min-width="0cm"/>
    </style:style>
    <style:style style:name="gr66" style:family="graphic" style:parent-style-name="standard">
      <style:graphic-properties draw:fill-color="#ed1c24" draw:textarea-horizontal-align="justify" draw:textarea-vertical-align="middle" draw:auto-grow-height="false" fo:min-height="0.014cm" fo:min-width="0cm"/>
    </style:style>
    <style:style style:name="gr67" style:family="graphic" style:parent-style-name="standard">
      <style:graphic-properties svg:stroke-color="#ffffff" draw:fill-color="#ffffff" draw:textarea-horizontal-align="justify" draw:textarea-vertical-align="middle" draw:auto-grow-height="false" fo:min-height="0.059cm" fo:min-width="0cm"/>
    </style:style>
    <style:style style:name="gr68" style:family="graphic" style:parent-style-name="standard">
      <style:graphic-properties draw:fill-color="#ed1c24" draw:textarea-horizontal-align="justify" draw:textarea-vertical-align="middle" draw:auto-grow-height="false" fo:min-height="0.012cm" fo:min-width="0cm"/>
    </style:style>
    <style:style style:name="gr69" style:family="graphic" style:parent-style-name="standard">
      <style:graphic-properties draw:fill-color="#ed1c24" draw:textarea-horizontal-align="justify" draw:textarea-vertical-align="middle" draw:auto-grow-height="false" fo:min-height="0.015cm" fo:min-width="0cm"/>
    </style:style>
    <style:style style:name="gr70" style:family="graphic" style:parent-style-name="standard">
      <style:graphic-properties svg:stroke-color="#000000" draw:fill-color="#000000" draw:auto-grow-height="false" fo:min-height="2.56cm" fo:min-width="2.973cm" fo:wrap-option="no-wrap"/>
    </style:style>
    <style:style style:name="gr71" style:family="graphic" style:parent-style-name="standard">
      <style:graphic-properties svg:stroke-color="#000000" draw:fill-color="#000000" draw:auto-grow-height="false" fo:min-height="3.088cm" fo:min-width="2.943cm" fo:wrap-option="no-wrap"/>
    </style:style>
    <style:style style:name="gr7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325cm, 4.092cm, 0cm, 2.505cm)" draw:image-opacity="100%" style:mirror="none"/>
    </style:style>
    <style:style style:name="gr73" style:family="graphic" style:parent-style-name="Object_20_with_20_no_20_fill_20_and_20_no_20_line">
      <style:graphic-properties draw:textarea-vertical-align="middle" draw:ole-draw-aspect="1" style:protect="size"/>
    </style:style>
    <style:style style:name="gr74" style:family="graphic" style:parent-style-name="standard" style:list-style-name="L1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4.508cm" fo:padding-top="0.151cm" fo:padding-bottom="0.151cm" fo:padding-left="0.276cm" fo:padding-right="0.276cm"/>
    </style:style>
    <style:style style:name="gr7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2.66cm, 10.677cm, 0cm, 2.768cm)" draw:image-opacity="100%" style:mirror="none"/>
    </style:style>
    <style:style style:name="gr7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5.876cm, 0cm, 0cm)" draw:image-opacity="100%" style:mirror="none"/>
    </style:style>
    <style:style style:name="gr77" style:family="graphic" style:parent-style-name="standard">
      <style:graphic-properties svg:stroke-color="#ffffff" draw:fill-color="#ffffff" draw:textarea-horizontal-align="justify" draw:textarea-vertical-align="middle" draw:auto-grow-height="false" fo:min-height="0.493cm" fo:min-width="0.367cm"/>
    </style:style>
    <style:style style:name="gr78" style:family="graphic" style:parent-style-name="standard">
      <style:graphic-properties svg:stroke-color="#ffffff" draw:fill-color="#ffffff" draw:textarea-horizontal-align="justify" draw:textarea-vertical-align="middle" draw:auto-grow-height="false" fo:min-height="0.476cm" fo:min-width="3.705cm"/>
    </style:style>
    <style:style style:name="gr79" style:family="graphic" style:parent-style-name="standard">
      <style:graphic-properties svg:stroke-color="#407927" draw:fill-color="#fff200" draw:textarea-horizontal-align="justify" draw:textarea-vertical-align="middle" draw:auto-grow-height="false" fo:min-height="0.576cm" fo:min-width="0.327cm"/>
    </style:style>
    <style:style style:name="gr8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87cm, 0.001cm, 0cm, 7.918cm)" draw:image-opacity="100%" style:mirror="none"/>
    </style:style>
    <style:style style:name="gr81" style:family="graphic" style:parent-style-name="standard">
      <style:graphic-properties svg:stroke-color="#ffffff" draw:fill-color="#ffffff" draw:textarea-horizontal-align="justify" draw:textarea-vertical-align="middle" draw:auto-grow-height="false" fo:min-height="0.955cm" fo:min-width="1.479cm"/>
    </style:style>
    <style:style style:name="gr8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278cm, 7.344cm, 11.238cm)" draw:image-opacity="100%" style:mirror="none"/>
    </style:style>
    <style:style style:name="gr83" style:family="graphic" style:parent-style-name="standard">
      <style:graphic-properties svg:stroke-color="#ffffff" draw:fill-color="#ffffff" draw:textarea-horizontal-align="justify" draw:textarea-vertical-align="middle" draw:auto-grow-height="false" fo:min-height="0.742cm" fo:min-width="2.589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1.966cm"/>
    </style:style>
    <style:style style:name="gr8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2.384cm)" draw:image-opacity="100%" style:mirror="none"/>
    </style:style>
    <style:style style:name="gr8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.649cm)" draw:image-opacity="100%" style:mirror="none"/>
    </style:style>
    <style:style style:name="gr8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2.546cm, 9.129cm, 0cm, 0.89cm)" draw:image-opacity="100%" style:mirror="none"/>
    </style:style>
    <style:style style:name="gr88" style:family="graphic" style:parent-style-name="standard">
      <style:graphic-properties svg:stroke-color="#ffffff" draw:fill-color="#ffffff" draw:textarea-horizontal-align="justify" draw:textarea-vertical-align="middle" draw:auto-grow-height="false" fo:min-height="0.558cm" fo:min-width="0.442cm"/>
    </style:style>
    <style:style style:name="gr89" style:family="graphic" style:parent-style-name="standard">
      <style:graphic-properties svg:stroke-color="#ffffff" draw:fill-color="#ffffff" draw:textarea-horizontal-align="justify" draw:textarea-vertical-align="middle" draw:auto-grow-height="false" fo:min-height="0.54cm" fo:min-width="4.07cm"/>
    </style:style>
    <style:style style:name="gr90" style:family="graphic" style:parent-style-name="standard">
      <style:graphic-properties svg:stroke-color="#ffffff" draw:fill-color="#ffffff" draw:textarea-horizontal-align="justify" draw:textarea-vertical-align="middle" draw:auto-grow-height="false" fo:min-height="1.06cm" fo:min-width="1.651cm"/>
    </style:style>
    <style:style style:name="gr91" style:family="graphic" style:parent-style-name="standard">
      <style:graphic-properties svg:stroke-color="#ffffff" draw:fill-color="#ffffff" draw:textarea-horizontal-align="justify" draw:textarea-vertical-align="middle" draw:auto-grow-height="false" fo:min-height="0.829cm" fo:min-width="2.857cm"/>
    </style:style>
    <style:style style:name="gr92" style:family="graphic" style:parent-style-name="standard">
      <style:graphic-properties svg:stroke-color="#407927" draw:fill-color="#fff200" draw:textarea-horizontal-align="justify" draw:textarea-vertical-align="middle" draw:auto-grow-height="false" fo:min-height="1.726cm" fo:min-width="1.476cm"/>
    </style:style>
    <style:style style:name="gr9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14cm, 0.237cm, 0.151cm, 0.506cm)" draw:image-opacity="100%" style:mirror="none"/>
    </style:style>
    <style:style style:name="gr9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2.016cm, 2.962cm, 0cm, 0cm)" draw:image-opacity="100%" style:mirror="none"/>
    </style:style>
    <style:style style:name="gr9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3cm, 0.484cm, 0.149cm, 0.19cm)" draw:image-opacity="100%" style:mirror="none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97" style:family="graphic" style:parent-style-name="standard">
      <style:graphic-properties draw:stroke="none" svg:stroke-color="#000000" draw:fill="solid" draw:fill-color="#ffffff" draw:auto-grow-height="true" draw:auto-grow-width="false" fo:max-height="0cm" fo:min-height="0.766cm"/>
    </style:style>
    <style:style style:name="gr9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03cm, 3.692cm, 1.507cm, 1.672cm)" draw:image-opacity="100%" style:mirror="none"/>
    </style:style>
    <style:style style:name="gr9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828cm, 0cm, 1.529cm, 3.92cm)" draw:image-opacity="100%" style:mirror="none"/>
    </style:style>
    <style:style style:name="gr100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1.66cm"/>
    </style:style>
    <style:style style:name="gr101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</style:style>
    <style:style style:name="gr102" style:family="graphic" style:parent-style-name="standard">
      <style:graphic-properties draw:stroke="none" svg:stroke-color="#000000" draw:fill="none" draw:fill-color="#ffffff" draw:auto-grow-height="true" draw:auto-grow-width="false" fo:max-height="0cm" fo:min-height="1.391cm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0.674cm"/>
    </style:style>
    <style:style style:name="gr10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495cm, 0.419cm, 1.435cm, 3.764cm)" draw:image-opacity="100%" style:mirror="none"/>
    </style:style>
    <style:style style:name="gr105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</style:style>
    <style:style style:name="gr10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.413cm, 3.784cm, 0.631cm, 0.734cm)" draw:image-opacity="100%" style:mirror="none"/>
    </style:style>
    <style:style style:name="gr10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3.388cm, 0.57cm, 0.568cm)" draw:image-opacity="100%" style:mirror="none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09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110" style:family="graphic" style:parent-style-name="standard">
      <style:graphic-properties svg:stroke-color="#ed1c24" draw:fill-color="#ef413d" draw:textarea-horizontal-align="justify" draw:textarea-vertical-align="middle" draw:auto-grow-height="false" fo:min-height="0.211cm" fo:min-width="0.061cm"/>
    </style:style>
    <style:style style:name="gr1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32cm"/>
    </style:style>
    <style:style style:name="gr1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13" style:family="graphic" style:parent-style-name="standard">
      <style:graphic-properties svg:stroke-color="#ffffff" draw:fill-color="#ffffff" draw:textarea-horizontal-align="justify" draw:textarea-vertical-align="middle" draw:auto-grow-height="false" fo:min-height="0.718cm" fo:min-width="1.146cm"/>
    </style:style>
    <style:style style:name="gr11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802cm, 3.367cm, 0.428cm, 0.561cm)" draw:image-opacity="100%" style:mirror="none"/>
    </style:style>
    <style:style style:name="gr1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58cm, 0.766cm, 0cm, 0cm)" draw:image-opacity="100%" style:mirror="none"/>
    </style:style>
    <style:style style:name="gr116" style:family="graphic" style:parent-style-name="standard">
      <style:graphic-properties svg:stroke-color="#ffffff" draw:fill-color="#ffffff" draw:textarea-horizontal-align="justify" draw:textarea-vertical-align="middle" draw:auto-grow-height="false" fo:min-height="2.206cm" fo:min-width="1.938cm"/>
    </style:style>
    <style:style style:name="gr117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.008cm"/>
    </style:style>
    <style:style style:name="gr1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18cm, 3.229cm, 0.385cm, 0cm)" draw:image-opacity="100%" style:mirror="none"/>
    </style:style>
    <style:style style:name="gr1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6cm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17.67cm"/>
    </style:style>
    <style:style style:name="gr122" style:family="graphic" style:parent-style-name="standard">
      <style:graphic-properties draw:stroke="solid" svg:stroke-color="#000000" draw:fill="none" draw:fill-color="#ffffff" draw:auto-grow-height="true" draw:auto-grow-width="false" fo:max-height="0cm" fo:min-height="0.661cm"/>
    </style:style>
    <style:style style:name="gr123" style:family="graphic" style:parent-style-name="objectwithoutfill">
      <style:graphic-properties draw:marker-end="Arrow" draw:marker-end-width="0.3cm" draw:fill="none" draw:textarea-vertical-align="middle"/>
    </style:style>
    <style:style style:name="gr124" style:family="graphic" style:parent-style-name="standard">
      <style:graphic-properties draw:stroke="none" svg:stroke-color="#000000" draw:fill="none" draw:fill-color="#ffffff" draw:auto-grow-height="true" draw:auto-grow-width="false" fo:max-height="0cm" fo:min-height="1.524cm"/>
    </style:style>
    <style:style style:name="gr125" style:family="graphic" style:parent-style-name="standard">
      <style:graphic-properties svg:stroke-color="#89c765" draw:fill-color="#89c765" draw:textarea-horizontal-align="justify" draw:textarea-vertical-align="middle" draw:auto-grow-height="false" fo:min-height="0cm" fo:min-width="0.416cm"/>
    </style:style>
    <style:style style:name="gr126" style:family="graphic" style:parent-style-name="standard">
      <style:graphic-properties svg:stroke-color="#ef413d" draw:fill-color="#ef413d" draw:textarea-horizontal-align="justify" draw:textarea-vertical-align="middle" draw:auto-grow-height="false" fo:min-height="0cm" fo:min-width="0.416cm"/>
    </style:style>
    <style:style style:name="gr127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416cm"/>
    </style:style>
    <style:style style:name="gr128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96cm, 4.036cm, 1.129cm, 3.827cm)" draw:image-opacity="100%" style:mirror="none"/>
    </style:style>
    <style:style style:name="gr129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gr130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pr1" style:family="presentation" style:parent-style-name="Leer-notes">
      <style:graphic-properties draw:fill-color="#ffffff" fo:min-height="13.364cm"/>
    </style:style>
    <style:style style:name="pr2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" style:family="presentation" style:parent-style-name="Titel_20_und_20_Inhalt-notes">
      <style:graphic-properties draw:fill-color="#ffffff" fo:min-height="13.364cm"/>
    </style:style>
    <style:style style:name="pr5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7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9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0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1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2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3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4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5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6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7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8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9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0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1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2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3" style:family="presentation" style:parent-style-name="Titel_20_und_20_Inhalt-backgroundobjects" style:list-style-name="L6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4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5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6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loext:graphic-properties draw:fill="solid" draw:fill-color="#ffffff"/>
      <style:text-properties fo:color="#000000"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color="#ffffff" fo:background-color="transparent"/>
    </style:style>
    <style:style style:name="P11" style:family="paragraph">
      <style:paragraph-properties fo:margin-left="0cm" fo:margin-right="0cm" fo:margin-top="0.1cm" fo:margin-bottom="0.1cm" fo:line-height="100%" fo:text-indent="0cm"/>
    </style:style>
    <style:style style:name="P12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-color="#ffffff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7" style:family="paragraph">
      <loext:graphic-properties draw:fill="none"/>
      <style:text-properties fo:font-size="20pt" style:font-size-asian="20pt" style:font-size-complex="20pt"/>
    </style:style>
    <style:style style:name="P18" style:family="paragraph">
      <loext:graphic-properties draw:fill="none" draw:fill-color="#ffffff"/>
      <style:text-properties fo:font-weight="bold" style:font-weight-asian="bold" style:font-weight-complex="bold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style:paragraph-properties fo:text-align="start"/>
    </style:style>
    <style:style style:name="P21" style:family="paragraph">
      <loext:graphic-properties draw:fill="none" draw:fill-color="#ffffff"/>
      <style:paragraph-properties fo:text-align="start"/>
      <style:text-properties fo:font-size="18p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fo:text-align="center"/>
    </style:style>
    <style:style style:name="P24" style:family="paragraph">
      <loext:graphic-properties draw:fill="none"/>
      <style:paragraph-properties fo:text-align="center"/>
      <style:text-properties fo:font-size="22pt" style:font-size-asian="22pt" style:font-size-complex="22pt"/>
    </style:style>
    <style:style style:name="P25" style:family="paragraph">
      <loext:graphic-properties draw:fill="none" draw:fill-color="#ffffff"/>
    </style:style>
    <style:style style:name="P26" style:family="paragraph">
      <loext:graphic-properties draw:fill-color="#000000"/>
      <style:paragraph-properties fo:text-align="center"/>
    </style:style>
    <style:style style:name="P27" style:family="paragraph">
      <loext:graphic-properties draw:fill-color="#ed1c24"/>
      <style:paragraph-properties fo:text-align="center"/>
    </style:style>
    <style:style style:name="P28" style:family="paragraph">
      <loext:graphic-properties draw:fill-color="#000000"/>
    </style:style>
    <style:style style:name="P29" style:family="paragraph">
      <loext:graphic-properties draw:fill-color="#ef413d"/>
      <style:paragraph-properties fo:text-align="center"/>
    </style:style>
    <style:style style:name="P30" style:family="paragraph">
      <loext:graphic-properties draw:fill="none" draw:fill-color="#ffffff"/>
      <style:text-properties fo:color="#ce181e"/>
    </style:style>
    <style:style style:name="P31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32" style:family="paragraph">
      <loext:graphic-properties draw:fill="solid" draw:fill-color="#ffffff" draw:opacity="100%"/>
      <style:paragraph-properties fo:text-align="center"/>
    </style:style>
    <style:style style:name="P33" style:family="paragraph">
      <loext:graphic-properties draw:fill="solid" draw:fill-color="#ffffff"/>
    </style:style>
    <style:style style:name="P34" style:family="paragraph">
      <loext:graphic-properties draw:fill="solid" draw:fill-color="#ffffff"/>
      <style:text-properties fo:font-weight="bold" style:font-weight-asian="bold" style:font-weight-complex="bold"/>
    </style:style>
    <style:style style:name="P3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6" style:family="paragraph">
      <loext:graphic-properties draw:fill="none" draw:fill-color="#ffffff"/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-color="#fff200"/>
      <style:paragraph-properties fo:text-align="center"/>
    </style:style>
    <style:style style:name="P38" style:family="paragraph">
      <loext:graphic-properties draw:fill="none" draw:fill-color="#ffffff"/>
      <style:text-properties fo:font-size="18pt"/>
    </style:style>
    <style:style style:name="P39" style:family="paragraph">
      <loext:graphic-properties draw:fill="none" draw:fill-color="#ffffff"/>
      <style:text-properties fo:color="#ce181e" fo:font-size="18pt" fo:font-weight="bold" style:font-weight-asian="bold" style:font-weight-complex="bold"/>
    </style:style>
    <style:style style:name="P40" style:family="paragraph">
      <loext:graphic-properties draw:fill="none" draw:fill-color="#ffffff"/>
      <style:text-properties fo:font-size="14pt" style:font-size-asian="14pt" style:font-size-complex="14pt"/>
    </style:style>
    <style:style style:name="P41" style:family="paragraph">
      <loext:graphic-properties draw:fill="solid" draw:fill-color="#ffffff"/>
      <style:paragraph-properties fo:text-align="center"/>
    </style:style>
    <style:style style:name="P4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43" style:family="paragraph">
      <loext:graphic-properties draw:fill="none" draw:fill-color="#ffffff"/>
      <style:text-properties fo:color="#999999"/>
    </style:style>
    <style:style style:name="P44" style:family="paragraph">
      <loext:graphic-properties draw:fill="none" draw:fill-color="#ffffff"/>
      <style:paragraph-properties fo:text-align="center"/>
    </style:style>
    <style:style style:name="P45" style:family="paragraph">
      <loext:graphic-properties draw:fill="none" draw:fill-color="#ffffff"/>
      <style:paragraph-properties fo:text-align="center"/>
      <style:text-properties fo:color="#ce181e" fo:font-size="18pt" fo:font-weight="bold" style:font-weight-asian="bold" style:font-weight-complex="bold"/>
    </style:style>
    <style:style style:name="P46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47" style:family="paragraph">
      <style:paragraph-properties fo:margin-left="0cm" fo:margin-right="0cm" fo:margin-top="0.3cm" fo:margin-bottom="0.3cm" fo:line-height="100%" fo:text-indent="0cm"/>
    </style:style>
    <style:style style:name="P48" style:family="paragraph">
      <style:paragraph-properties fo:margin-left="0cm" fo:margin-right="0cm" fo:margin-top="0.2cm" fo:margin-bottom="0.2cm" fo:line-height="100%" fo:text-indent="0cm"/>
    </style:style>
    <style:style style:name="P49" style:family="paragraph">
      <loext:graphic-properties draw:fill-color="#89c765"/>
      <style:paragraph-properties fo:text-align="center"/>
    </style:style>
    <style:style style:name="P50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5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54" style:family="paragraph">
      <loext:graphic-properties draw:fill="none" draw:fill-color="#ffffff"/>
      <style:text-properties fo:font-size="54pt" fo:font-weight="bold" style:font-size-asian="54pt" style:font-weight-asian="bold" style:font-size-complex="54pt" style:font-weight-complex="bold"/>
    </style:style>
    <style:style style:name="T1" style:family="text">
      <style:text-properties fo:font-variant="normal" fo:text-transform="none" fo:color="#ffffff" style:text-line-through-style="none" style:text-line-through-type="none" style:text-position="33% 58%" style:font-name="TUM Neue Helvetica 55 Regular1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font-name="TUM Neue Helvetica 55 Regular1" fo:font-size="40pt" fo:letter-spacing="normal" fo:font-style="normal" style:text-underline-style="none" fo:font-weight="bold" style:font-size-asian="40pt" style:font-style-asian="normal" style:font-weight-asian="bold" style:font-name-complex="Arial" style:font-size-complex="40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font-name="TUM Neue Helvetica 55 Regular1" fo:font-size="44pt" fo:letter-spacing="normal" fo:font-style="normal" style:text-underline-style="none" fo:font-weight="bold" style:font-size-asian="44pt" style:font-style-asian="normal" style:font-weight-asian="bold" style:font-name-complex="Arial" style:font-size-complex="44pt" style:font-style-complex="normal" style:font-weight-complex="bold"/>
    </style:style>
    <style:style style:name="T4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33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color="#000000" fo:font-size="12pt" style:font-size-asian="12pt" style:font-size-complex="12pt"/>
    </style:style>
    <style:style style:name="T11" style:family="text">
      <style:text-properties fo:font-variant="normal" fo:text-transform="none" fo:color="#ffffff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color="#ffffff" fo:background-color="transparen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18pt" fo:font-weight="bold" style:font-weight-asian="bold" style:font-weight-complex="bold"/>
    </style:style>
    <style:style style:name="T19" style:family="text">
      <style:text-properties style:text-position="33% 58%" fo:font-size="18pt" fo:font-weight="bold" style:font-weight-asian="bold" style:font-weight-complex="bold"/>
    </style:style>
    <style:style style:name="T20" style:family="text">
      <style:text-properties style:text-position="-33% 58%" fo:font-size="18pt" fo:font-weight="bold" style:font-weight-asian="bold" style:font-weight-complex="bold"/>
    </style:style>
    <style:style style:name="T21" style:family="text">
      <style:text-properties style:text-position="0% 100%" fo:font-size="15pt" fo:font-weight="bold" style:font-size-asian="15pt" style:font-weight-asian="bold" style:font-size-complex="15pt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33% 58%" style:font-name="TUM Neue Helvetica 55 Regular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4" style:family="text">
      <style:text-properties style:text-position="33% 58%"/>
    </style:style>
    <style:style style:name="T25" style:family="text">
      <style:text-properties fo:font-size="16pt" style:font-size-asian="16pt" style:font-size-complex="16pt"/>
    </style:style>
    <style:style style:name="T26" style:family="text">
      <style:text-properties fo:color="#ce181e" style:text-position="33% 58%"/>
    </style:style>
    <style:style style:name="T27" style:family="text">
      <style:text-properties fo:color="#ce181e"/>
    </style:style>
    <style:style style:name="T28" style:family="text">
      <style:text-properties fo:color="#ce181e" style:text-position="33% 58%" fo:font-weight="bold" style:font-weight-asian="bold" style:font-weight-complex="bold"/>
    </style:style>
    <style:style style:name="T29" style:family="text">
      <style:text-properties fo:color="#ce181e" fo:font-weight="bold" style:font-weight-asian="bold" style:font-weight-complex="bold"/>
    </style:style>
    <style:style style:name="T30" style:family="text">
      <style:text-properties fo:font-size="20pt" style:font-size-asian="20pt" style:font-size-complex="20pt"/>
    </style:style>
    <style:style style:name="T31" style:family="text">
      <style:text-properties style:font-name="Liberation Sans1" fo:font-size="13pt" style:font-name-asian="Liberation Sans1" style:font-size-asian="13pt" style:font-name-complex="Liberation Sans1" style:font-size-complex="13pt"/>
    </style:style>
    <style:style style:name="T32" style:family="text">
      <style:text-properties style:text-position="-33% 58%" style:font-name="Liberation Sans" fo:font-size="13pt" style:font-name-asian="Liberation Sans1" style:font-size-asian="13pt" style:font-name-complex="Liberation Sans1" style:font-size-complex="13pt"/>
    </style:style>
    <style:style style:name="T33" style:family="text">
      <style:text-properties style:text-position="0% 100%" style:font-name="Liberation Sans" fo:font-size="10.5pt" style:font-name-asian="Liberation Sans1" style:font-size-asian="10.5pt" style:font-name-complex="Liberation Sans1" style:font-size-complex="10.5pt"/>
    </style:style>
    <style:style style:name="T34" style:family="text">
      <style:text-properties style:font-name="Liberation Sans1" fo:font-size="15pt" style:font-name-asian="Liberation Sans1" style:font-size-asian="15pt" style:font-name-complex="Liberation Sans1" style:font-size-complex="15pt"/>
    </style:style>
    <style:style style:name="T35" style:family="text">
      <style:text-properties style:text-position="-33% 58%" style:font-name="Liberation Sans1" fo:font-size="15pt" style:font-name-asian="Liberation Sans1" style:font-size-asian="15pt" style:font-name-complex="Liberation Sans1" style:font-size-complex="15pt"/>
    </style:style>
    <style:style style:name="T36" style:family="text">
      <style:text-properties style:text-position="0% 100%" style:font-name="Liberation Sans" fo:font-size="12pt" style:font-name-asian="Liberation Sans1" style:font-size-asian="12pt" style:font-name-complex="Liberation Sans1" style:font-size-complex="12pt"/>
    </style:style>
    <style:style style:name="T37" style:family="text">
      <style:text-properties fo:font-size="14pt" fo:font-weight="bold" style:font-size-asian="14pt" style:font-weight-asian="bold" style:font-size-complex="14pt" style:font-weight-complex="bold"/>
    </style:style>
    <style:style style:name="T38" style:family="text">
      <style:text-properties fo:font-size="16pt" fo:font-weight="bold" style:font-size-asian="16pt" style:font-weight-asian="bold" style:font-size-complex="16pt" style:font-weight-complex="bold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1" style:font-size-asian="18pt" style:font-style-asian="normal" style:font-weight-asian="normal" style:font-name-complex="Liberation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style:text-position="-33% 58%" fo:font-weight="bold" style:font-weight-asian="bold" style:font-weight-complex="bold"/>
    </style:style>
    <style:style style:name="T46" style:family="text">
      <style:text-properties fo:font-size="18pt"/>
    </style:style>
    <style:style style:name="T47" style:family="text">
      <style:text-properties fo:color="#ce181e" fo:font-size="18pt" fo:font-weight="bold" style:font-weight-asian="bold" style:font-weight-complex="bold"/>
    </style:style>
    <style:style style:name="T48" style:family="text">
      <style:text-properties fo:color="#ce181e" style:text-position="33% 58%" fo:font-size="18pt" fo:font-weight="bold" style:font-weight-asian="bold" style:font-weight-complex="bold"/>
    </style:style>
    <style:style style:name="T49" style:family="text">
      <style:text-properties fo:font-size="14pt" style:font-size-asian="14pt" style:font-size-complex="14pt"/>
    </style:style>
    <style:style style:name="T50" style:family="text">
      <style:text-properties style:text-position="33% 58%" fo:font-size="16pt" style:font-size-asian="16pt" style:font-size-complex="16pt"/>
    </style:style>
    <style:style style:name="T51" style:family="text">
      <style:text-properties style:font-name="Liberation Sans1" style:font-name-asian="Liberation Sans1" style:font-name-complex="Liberation Sans1"/>
    </style:style>
    <style:style style:name="T52" style:family="text">
      <style:text-properties style:text-position="-33% 58%" fo:font-size="14pt" fo:font-weight="bold" style:font-size-asian="14pt" style:font-weight-asian="bold" style:font-size-complex="14pt" style:font-weight-complex="bold"/>
    </style:style>
    <style:style style:name="T53" style:family="text">
      <style:text-properties style:text-position="0% 100%" fo:font-size="14pt" fo:font-weight="normal" style:font-size-asian="14pt" style:font-weight-asian="normal" style:font-size-complex="14pt" style:font-weight-complex="normal"/>
    </style:style>
    <style:style style:name="T54" style:family="text">
      <style:text-properties style:text-position="33% 58%" fo:font-size="14pt" fo:font-weight="bold" style:font-size-asian="14pt" style:font-weight-asian="bold" style:font-size-complex="14pt" style:font-weight-complex="bold"/>
    </style:style>
    <style:style style:name="T55" style:family="text">
      <style:text-properties fo:font-size="22pt" fo:font-weight="bold" style:font-size-asian="22pt" style:font-weight-asian="bold" style:font-size-complex="22pt" style:font-weight-complex="bold"/>
    </style:style>
    <style:style style:name="T56" style:family="text">
      <style:text-properties fo:color="#999999"/>
    </style:style>
    <style:style style:name="T57" style:family="text">
      <style:text-properties fo:font-size="32pt" fo:font-weight="bold" style:font-size-asian="32pt" style:font-weight-asian="bold" style:font-size-complex="32pt" style:font-weight-complex="bold"/>
    </style:style>
    <style:style style:name="T58" style:family="text">
      <style:text-properties style:text-position="33% 58%" fo:font-size="15pt" style:font-size-asian="15pt" style:font-size-complex="15pt"/>
    </style:style>
    <style:style style:name="T59" style:family="text">
      <style:text-properties fo:font-size="15pt" style:font-size-asian="15pt" style:font-size-complex="15pt"/>
    </style:style>
    <style:style style:name="T60" style:family="text">
      <style:text-properties fo:color="#ce181e" fo:font-size="14pt" fo:font-weight="bold" style:font-size-asian="14pt" style:font-weight-asian="bold" style:font-size-complex="14pt" style:font-weight-complex="bold"/>
    </style:style>
    <style:style style:name="T61" style:family="text">
      <style:text-properties fo:color="#ce181e" style:text-position="33% 58%" fo:font-size="14pt" fo:font-weight="bold" style:font-size-asian="14pt" style:font-weight-asian="bold" style:font-size-complex="14pt" style:font-weight-complex="bold"/>
    </style:style>
    <style:style style:name="T62" style:family="text">
      <style:text-properties fo:font-size="12pt" style:font-size-asian="12pt" style:font-size-complex="12pt"/>
    </style:style>
    <style:style style:name="T63" style:family="text">
      <style:text-properties style:font-name="Liberation Sans1" fo:font-size="12pt" style:font-name-asian="Liberation Sans1" style:font-size-asian="12pt" style:font-name-complex="Liberation Sans1" style:font-size-complex="12pt"/>
    </style:style>
    <style:style style:name="T64" style:family="text">
      <style:text-properties style:text-position="33% 58%" fo:font-size="14pt" style:font-size-asian="14pt" style:font-size-complex="14pt"/>
    </style:style>
    <style:style style:name="T65" style:family="text">
      <style:text-properties style:font-name="Liberation Sans1" fo:font-size="14pt" style:font-name-asian="Liberation Sans1" style:font-size-asian="14pt" style:font-name-complex="Liberation Sans1" style:font-size-complex="14pt"/>
    </style:style>
    <style:style style:name="T6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style:text-position="-33% 58%" fo:font-size="12pt" style:font-size-asian="12pt" style:font-size-complex="12pt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9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ust to test</presentation:footer-decl>
      <draw:page draw:name="page1" draw:style-name="dp1" draw:master-page-name="Leer" presentation:presentation-page-layout-name="AL1T0" presentation:use-footer-name="ftr1">
        <office:forms form:automatic-focus="false" form:apply-design-mode="false"/>
        <draw:frame draw:name="Grafik 5" draw:style-name="gr1" draw:text-style-name="P1" draw:layer="layout" svg:width="14.575cm" svg:height="12.701cm" svg:x="0cm" svg:y="6.348cm">
          <draw:image xlink:href="Pictures/10000201000004EE0000044C2268CE0185138CAA.png" xlink:type="simple" xlink:show="embed" xlink:actuate="onLoad">
            <text:p/>
          </draw:image>
        </draw:frame>
        <draw:frame draw:name="Grafik 6" draw:style-name="gr2" draw:text-style-name="P1" draw:layer="layout" svg:width="6.931cm" svg:height="1.613cm" svg:x="26.471cm" svg:y="0.432cm">
          <draw:image xlink:href="Pictures/1000020100000253000000BF4EB96B58B1C3ABE8.png" xlink:type="simple" xlink:show="embed" xlink:actuate="onLoad">
            <text:p/>
          </draw:image>
        </draw:frame>
        <draw:frame draw:name="Grafik 7" draw:style-name="gr1" draw:text-style-name="P1" draw:layer="layout" svg:width="1.585cm" svg:height="1.585cm" svg:x="0.348cm" svg:y="0.432cm">
          <draw:image xlink:href="Pictures/100002010000008E0000008EA13C3E3588A9D77F.png" xlink:type="simple" xlink:show="embed" xlink:actuate="onLoad">
            <text:p/>
          </draw:image>
        </draw:frame>
        <draw:custom-shape draw:name="Textfeld 8" draw:style-name="gr3" draw:text-style-name="P3" draw:layer="layout" svg:width="34.578cm" svg:height="3.804cm" svg:x="-0.508cm" svg:y="2.132cm">
          <text:p text:style-name="P2"><text:span text:style-name="T1">12</text:span><text:span text:style-name="T2">C(p,2p)</text:span><text:span text:style-name="T1">11</text:span><text:span text:style-name="T2">B Quasi Free Scattering in Inverse Kinematics at R</text:span><text:span text:style-name="T1">3</text:span><text:span text:style-name="T2">B</text:span><text:span text:style-name="T3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3" draw:text-style-name="P5" draw:layer="layout" svg:width="14.732cm" svg:height="4.144cm" svg:x="14.478cm" svg:y="6.65cm">
          <text:p text:style-name="P4"><text:span text:style-name="T4">Tobias Jenegger</text:span></text:p>
          <text:p text:style-name="P4"><text:span text:style-name="T4"/></text:p>
          <text:p text:style-name="P4"><text:span text:style-name="T5">R3B Collaboration Meeting 2022</text:span></text:p>
          <text:p text:style-name="P4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3" draw:text-style-name="P7" draw:layer="layout" svg:width="20.37cm" svg:height="10.411cm" svg:x="12.954cm" svg:y="6.858cm">
          <text:p text:style-name="P6"><text:span text:style-name="T7"><text:s/></text:span></text:p>
          <text:p text:style-name="P6"><text:span text:style-name="T8">Setup Experiment S444</text:span></text:p>
          <text:p text:style-name="P6"><text:span text:style-name="T9">12</text:span><text:span text:style-name="T7">C(p,2p)</text:span><text:span text:style-name="T9">11</text:span><text:span text:style-name="T7">B reaction</text:span></text:p>
          <text:p text:style-name="P6"><text:span text:style-name="T7">Analysis</text:span></text:p>
          <text:p text:style-name="P6"><text:span text:style-name="T7">Summary &amp; Outlo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8" draw:layer="layout" svg:width="14.55cm" svg:height="5.61cm" svg:x="0cm" svg:y="13.5cm">
          <draw:text-box>
            <text:p><text:span text:style-name="T10"/></text:p>
            <text:p><text:span text:style-name="T10"/></text:p>
          </draw:text-box>
        </draw:frame>
        <draw:frame draw:style-name="gr5" draw:text-style-name="P9" draw:layer="layout" svg:width="3.922cm" svg:height="2.781cm" svg:x="3.79cm" svg:y="16.329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9" draw:layer="layout" svg:width="4.262cm" svg:height="1.415cm" svg:x="7.155cm" svg:y="16.911cm">
          <draw:image xlink:href="Pictures/1000000000000236000000BC10F0DA6233531EC4.png" xlink:type="simple" xlink:show="embed" xlink:actuate="onLoad">
            <text:p/>
          </draw:image>
        </draw:frame>
        <draw:frame draw:style-name="gr5" draw:text-style-name="P9" draw:layer="layout" svg:width="2.4cm" svg:height="2.4cm" svg:x="11.538cm" svg:y="16.396cm">
          <draw:image xlink:href="Pictures/100000000000049D0000049D72036EDEFFE6488D.jpg" xlink:type="simple" xlink:show="embed" xlink:actuate="onLoad">
            <text:p/>
          </draw:image>
        </draw:frame>
        <draw:custom-shape draw:name="Textfeld 3" draw:style-name="gr3" draw:text-style-name="P7" draw:layer="layout" svg:width="18.338cm" svg:height="8.377cm" svg:x="31.852cm" svg:y="14.553cm">
          <text:p text:style-name="P6"><text:span text:style-name="T7">Physics with R</text:span><text:span text:style-name="T11">3</text:span><text:span text:style-name="T7">B</text:span></text:p>
          <text:p text:style-name="P6"><text:span text:style-name="T7">CALIFA – Design</text:span></text:p>
          <text:p text:style-name="P6"><text:span text:style-name="T7"/></text:p>
          <text:p text:style-name="P6"><text:span text:style-name="T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0" draw:layer="layout" svg:width="19.789cm" svg:height="2.384cm" svg:x="14.405cm" svg:y="17.067cm">
          <draw:text-box>
            <text:p><text:span text:style-name="T12">TUM Members:</text:span></text:p>
            <text:p><text:span text:style-name="T12">Roman Gernhäuser,Lukas Ponnath,Philipp Klenze,Tobias Jenegger</text:span></text:p>
          </draw:text-box>
        </draw:frame>
        <draw:frame draw:style-name="gr7" draw:text-style-name="P12" draw:layer="layout" svg:width="29.718cm" svg:height="4.006cm" svg:x="0.1cm" svg:y="13.816cm">
          <draw:text-box>
            <text:p text:style-name="P11"><text:span text:style-name="T13">Funded by the Deutsche Forschungsgemeinschaft <text:s/>(DFG, German Research Foundation)</text:span></text:p>
            <text:p text:style-name="P11"><text:span text:style-name="T13">under Germany’s Excellence Strategy – EXC-2094 – 390783311,</text:span></text:p>
            <text:p text:style-name="P11"><text:span text:style-name="T13">BMBF 05P19WOFN1, 05P21WOFN1</text:span></text:p>
            <text:p text:style-name="P11"><text:span text:style-name="T13">and the FAIR Phase-0 program</text:span></text:p>
            <text:p text:style-name="P11"><text:span text:style-name="T14"/></text:p>
          </draw:text-box>
        </draw:frame>
        <draw:frame draw:style-name="gr5" draw:text-style-name="P9" draw:layer="layout" svg:width="2.017cm" svg:height="2.017cm" svg:x="0cm" svg:y="0cm">
          <draw:image xlink:href="Pictures/100000000000049D0000049D72036EDEFFE6488D.jpg" xlink:type="simple" xlink:show="embed" xlink:actuate="onLoad">
            <text:p/>
          </draw:image>
        </draw:frame>
        <draw:frame draw:style-name="gr8" draw:text-style-name="P9" draw:layer="layout" svg:width="2.748cm" svg:height="2.29cm" svg:x="0.554cm" svg:y="16.506cm">
          <draw:image xlink:href="Pictures/1000020100000111000000E952E9D13315B06CFB.png" xlink:type="simple" xlink:show="embed" xlink:actuate="onLoad">
            <text:p/>
          </draw:image>
        </draw:frame>
        <presentation:notes draw:style-name="dp2" presentation:use-footer-name="ftr1">
          <draw:page-thumbnail draw:style-name="gr9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2" draw:text-style-name="P14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3" draw:text-style-name="P16" draw:layer="layout" svg:width="7.619cm" svg:height="1.013cm" svg:x="25.412cm" svg:y="17.658cm">
          <draw:text-box>
            <text:p text:style-name="P15"><text:span text:style-name="T15"><text:page-number>&lt;Foliennummer&gt;</text:page-number></text:span></text:p>
          </draw:text-box>
        </draw:frame>
        <draw:frame draw:style-name="gr10" draw:text-style-name="P9" draw:layer="layout" svg:width="24.461cm" svg:height="11.176cm" svg:x="4.672cm" svg:y="3.548cm">
          <draw:image xlink:href="Pictures/1000020100000415000001F45B552785E4DF3442.png" xlink:type="simple" xlink:show="embed" xlink:actuate="onLoad">
            <text:p/>
          </draw:image>
        </draw:frame>
        <draw:frame draw:style-name="gr11" draw:text-style-name="P17" draw:layer="layout" svg:width="32.218cm" svg:height="3.876cm" svg:x="2.608cm" svg:y="1.804cm">
          <draw:text-box>
            <text:p><text:span text:style-name="T16">Quasi Free Scattering Analysis with <text:s/>Experiment S444/467 (2020)</text:span></text:p>
          </draw:text-box>
        </draw:frame>
        <draw:frame draw:style-name="gr12" draw:text-style-name="P18" draw:layer="layout" svg:width="5.842cm" svg:height="1.016cm" svg:x="11.446cm" svg:y="12.622cm">
          <draw:text-box>
            <text:p><text:span text:style-name="T17">For this Analysis:</text:span></text:p>
          </draw:text-box>
        </draw:frame>
        <draw:custom-shape draw:style-name="gr13" draw:text-style-name="P19" draw:layer="layout" svg:width="9.12cm" svg:height="4.459cm" svg:x="9.776cm" svg:y="13.675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4" draw:text-style-name="P21" draw:layer="layout" svg:width="8.091cm" svg:height="4.546cm" svg:x="10.351cm" svg:y="13.935cm">
          <draw:text-box>
            <text:p text:style-name="P20"><text:span text:style-name="T18">Beam energy: 400 AMeV</text:span></text:p>
            <text:p text:style-name="P20"><text:span text:style-name="T18">Beamtype: </text:span><text:span text:style-name="T19">12</text:span><text:span text:style-name="T18">C</text:span></text:p>
            <text:p text:style-name="P20"><text:span text:style-name="T18">Beamtime: 3 hours</text:span></text:p>
            <text:p text:style-name="P20"><text:span text:style-name="T18">Intensities: 1kHz - 1MHz</text:span></text:p>
            <text:p text:style-name="P20"><text:span text:style-name="T18">Target: CH</text:span><text:span text:style-name="T20">2 </text:span><text:span text:style-name="T21">(12.29 mm)</text:span></text:p>
            <text:p text:style-name="P20"><text:span text:style-name="T21"/></text:p>
          </draw:text-box>
        </draw:frame>
        <draw:custom-shape draw:style-name="gr15" draw:text-style-name="P19" draw:layer="layout" svg:width="1.855cm" svg:height="1.778cm" svg:x="4.387cm" svg:y="13.046cm">
          <text:p/>
          <draw:enhanced-geometry svg:viewBox="0 0 21600 21600" draw:type="rectangle" draw:enhanced-path="M 0 0 L 21600 0 21600 21600 0 21600 0 0 Z N"/>
        </draw:custom-shape>
        <presentation:notes draw:style-name="dp2" presentation:use-footer-name="ftr1">
          <draw:page-thumbnail draw:style-name="gr9" draw:layer="layout" svg:width="19.798cm" svg:height="11.136cm" svg:x="0.6cm" svg:y="2.257cm" draw:page-number="2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5" draw:text-style-name="P14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6" draw:text-style-name="P16" draw:layer="layout" svg:width="7.619cm" svg:height="1.013cm" svg:x="25.412cm" svg:y="17.658cm">
          <draw:text-box>
            <text:p text:style-name="P15"><text:span text:style-name="T15"><text:page-number>&lt;Foliennummer&gt;</text:page-number></text:span></text:p>
          </draw:text-box>
        </draw:frame>
        <draw:frame draw:style-name="gr16" draw:text-style-name="P24" draw:layer="layout" svg:width="20.242cm" svg:height="2.064cm" svg:x="5.634cm" svg:y="0.762cm">
          <draw:text-box>
            <text:p text:style-name="P23"><text:span text:style-name="T22">12</text:span><text:span text:style-name="T23">C(p,2p)</text:span><text:span text:style-name="T22">11</text:span><text:span text:style-name="T23">B reaction</text:span></text:p>
          </draw:text-box>
        </draw:frame>
        <draw:g>
          <draw:frame draw:style-name="gr17" draw:text-style-name="P9" draw:layer="layout" svg:width="12.7cm" svg:height="7.701cm" svg:x="4.826cm" svg:y="7.793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18" draw:text-style-name="P19" draw:layer="layout" svg:width="2.755cm" svg:height="1.17cm" draw:transform="rotate (0.25534166956677) translate (12.533cm 10.29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9" draw:layer="layout" svg:width="1.778cm" svg:height="1.524cm" svg:x="15.494cm" svg:y="9.392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20" draw:text-style-name="P19" draw:layer="layout" svg:width="5.842cm" svg:height="2.54cm" svg:x="3.616cm" svg:y="3.864cm">
              <text:p/>
              <draw:enhanced-geometry svg:viewBox="0 0 21600 21600" draw:type="rectangle" draw:enhanced-path="M 0 0 L 21600 0 21600 21600 0 21600 0 0 Z N"/>
            </draw:custom-shape>
            <draw:frame draw:style-name="gr21" draw:text-style-name="P25" draw:layer="layout" svg:width="7.112cm" svg:height="1.673cm" svg:x="3.616cm" svg:y="4.119cm">
              <draw:text-box>
                <text:list text:style-name="L3">
                  <text:list-item>
                    <text:p><text:span text:style-name="T24">12</text:span>C beam</text:p>
                  </text:list-item>
                  <text:list-item>
                    <text:p>proton like target</text:p>
                  </text:list-item>
                </text:list>
              </draw:text-box>
            </draw:frame>
          </draw:g>
          <draw:custom-shape draw:style-name="gr22" draw:text-style-name="P26" draw:layer="layout" svg:width="2.286cm" svg:height="0.508cm" svg:x="10.521cm" svg:y="4.781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g>
            <draw:custom-shape draw:style-name="gr23" draw:text-style-name="P19" draw:layer="layout" svg:width="5.588cm" svg:height="2.625cm" svg:x="13.522cm" svg:y="3.779cm">
              <text:p/>
              <draw:enhanced-geometry svg:viewBox="0 0 21600 21600" draw:type="rectangle" draw:enhanced-path="M 0 0 L 21600 0 21600 21600 0 21600 0 0 Z N"/>
            </draw:custom-shape>
            <draw:frame draw:style-name="gr24" draw:text-style-name="P25" draw:layer="layout" svg:width="6.604cm" svg:height="2.3cm" svg:x="13.776cm" svg:y="3.933cm">
              <draw:text-box>
                <text:list text:style-name="L3">
                  <text:list-item>
                    <text:p>2 protons</text:p>
                  </text:list-item>
                  <text:list-item>
                    <text:p><text:span text:style-name="T24">11</text:span>B fragment</text:p>
                    <text:p><text:span text:style-name="T25">(spectator)</text:span></text:p>
                  </text:list-item>
                </text:list>
              </draw:text-box>
            </draw:frame>
          </draw:g>
        </draw:g>
        <draw:frame draw:style-name="gr25" draw:text-style-name="P25" draw:layer="layout" svg:width="3.302cm" svg:height="0.962cm" svg:x="15.494cm" svg:y="8.636cm">
          <draw:text-box>
            <text:p>proton</text:p>
          </draw:text-box>
        </draw:frame>
        <draw:frame draw:style-name="gr25" draw:text-style-name="P25" draw:layer="layout" svg:width="3.302cm" svg:height="0.962cm" svg:x="13.694cm" svg:y="15.536cm">
          <draw:text-box>
            <text:p>proton</text:p>
          </draw:text-box>
        </draw:frame>
        <draw:frame draw:style-name="gr25" draw:text-style-name="P25" draw:layer="layout" svg:width="2.032cm" svg:height="0.962cm" svg:x="16.73cm" svg:y="11.668cm">
          <draw:text-box>
            <text:p><text:span text:style-name="T24">11</text:span>B</text:p>
          </draw:text-box>
        </draw:frame>
        <draw:g>
          <draw:line draw:style-name="gr26" draw:text-style-name="P9" draw:layer="layout" svg:x1="29.217cm" svg:y1="15.469cm" svg:x2="32.459cm" svg:y2="15.469cm">
            <text:p/>
          </draw:line>
          <draw:custom-shape draw:style-name="gr27" draw:text-style-name="P19" draw:layer="layout" svg:width="0.45cm" svg:height="0.496cm" svg:x="22.356cm" svg:y="15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9" draw:layer="layout" svg:width="0.45cm" svg:height="0.496cm" svg:x="28.139cm" svg:y="15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19" draw:layer="layout" svg:width="0.45cm" svg:height="0.496cm" svg:x="28.214cm" svg:y="15.6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9" draw:layer="layout" svg:width="4.553cm" svg:height="10.209cm" svg:x="21.59cm" svg:y="6.012cm">
            <draw:image xlink:href="Pictures/10000201000000EA000001DC03F57F3F01C77B23.png" xlink:type="simple" xlink:show="embed" xlink:actuate="onLoad">
              <text:p/>
            </draw:image>
          </draw:frame>
          <draw:line draw:style-name="gr26" draw:text-style-name="P9" draw:layer="layout" svg:x1="29.217cm" svg:y1="16.73cm" svg:x2="32.459cm" svg:y2="16.73cm">
            <text:p/>
          </draw:line>
          <draw:custom-shape draw:style-name="gr28" draw:text-style-name="P27" draw:layer="layout" svg:width="0.382cm" svg:height="0.421cm" svg:x="29.599cm" svg:y="15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38cm" svg:height="0.421cm" svg:x="30.743cm" svg:y="15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38cm" svg:height="0.421cm" svg:x="30.743cm" svg:y="16.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382cm" svg:height="0.421cm" svg:x="29.599cm" svg:y="16.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382cm" svg:height="0.421cm" svg:x="31.886cm" svg:y="15.2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327cm" svg:y1="7.961cm" svg:x2="32.569cm" svg:y2="7.961cm">
            <text:p/>
          </draw:line>
          <draw:custom-shape draw:style-name="gr27" draw:text-style-name="P19" draw:layer="layout" svg:width="0.451cm" svg:height="0.496cm" svg:x="28.264cm" svg:y="12.1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19" draw:layer="layout" svg:width="0.451cm" svg:height="0.497cm" svg:x="28.339cm" svg:y="12.6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327cm" svg:y1="9.222cm" svg:x2="32.569cm" svg:y2="9.222cm">
            <text:p/>
          </draw:line>
          <draw:custom-shape draw:style-name="gr30" draw:text-style-name="P27" draw:layer="layout" svg:width="0.381cm" svg:height="0.42cm" svg:x="31.87cm" svg:y="6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392cm" svg:y1="6.643cm" svg:x2="32.634cm" svg:y2="6.643cm">
            <text:p/>
          </draw:line>
          <draw:line draw:style-name="gr26" draw:text-style-name="P9" draw:layer="layout" svg:x1="29.343cm" svg:y1="7.962cm" svg:x2="32.585cm" svg:y2="7.962cm">
            <text:p/>
          </draw:line>
          <draw:custom-shape draw:style-name="gr27" draw:text-style-name="P19" draw:layer="layout" svg:width="0.451cm" svg:height="0.496cm" svg:x="28.355cm" svg:y="12.6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343cm" svg:y1="9.223cm" svg:x2="32.585cm" svg:y2="9.223cm">
            <text:p/>
          </draw:line>
          <draw:custom-shape draw:style-name="gr30" draw:text-style-name="P27" draw:layer="layout" svg:width="0.382cm" svg:height="0.42cm" svg:x="31.885cm" svg:y="6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407cm" svg:y1="6.643cm" svg:x2="32.649cm" svg:y2="6.643cm">
            <text:p/>
          </draw:line>
          <draw:line draw:style-name="gr26" draw:text-style-name="P9" draw:layer="layout" svg:x1="29.328cm" svg:y1="7.962cm" svg:x2="32.57cm" svg:y2="7.962cm">
            <text:p/>
          </draw:line>
          <draw:line draw:style-name="gr26" draw:text-style-name="P9" draw:layer="layout" svg:x1="29.328cm" svg:y1="9.223cm" svg:x2="32.57cm" svg:y2="9.223cm">
            <text:p/>
          </draw:line>
          <draw:custom-shape draw:style-name="gr30" draw:text-style-name="P27" draw:layer="layout" svg:width="0.381cm" svg:height="0.42cm" svg:x="31.871cm" svg:y="6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392cm" svg:y1="6.643cm" svg:x2="32.634cm" svg:y2="6.643cm">
            <text:p/>
          </draw:line>
          <draw:line draw:style-name="gr26" draw:text-style-name="P9" draw:layer="layout" svg:x1="29.343cm" svg:y1="7.963cm" svg:x2="32.585cm" svg:y2="7.963cm">
            <text:p/>
          </draw:line>
          <draw:line draw:style-name="gr26" draw:text-style-name="P9" draw:layer="layout" svg:x1="29.343cm" svg:y1="9.224cm" svg:x2="32.585cm" svg:y2="9.224cm">
            <text:p/>
          </draw:line>
          <draw:custom-shape draw:style-name="gr30" draw:text-style-name="P27" draw:layer="layout" svg:width="0.382cm" svg:height="0.42cm" svg:x="31.886cm" svg:y="6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408cm" svg:y1="6.644cm" svg:x2="32.65cm" svg:y2="6.644cm">
            <text:p/>
          </draw:line>
          <draw:line draw:style-name="gr26" draw:text-style-name="P9" draw:layer="layout" svg:x1="29.327cm" svg:y1="7.962cm" svg:x2="32.569cm" svg:y2="7.962cm">
            <text:p/>
          </draw:line>
          <draw:line draw:style-name="gr26" draw:text-style-name="P9" draw:layer="layout" svg:x1="29.327cm" svg:y1="9.223cm" svg:x2="32.569cm" svg:y2="9.223cm">
            <text:p/>
          </draw:line>
          <draw:custom-shape draw:style-name="gr30" draw:text-style-name="P27" draw:layer="layout" svg:width="0.381cm" svg:height="0.42cm" svg:x="31.87cm" svg:y="6.4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392cm" svg:y1="6.643cm" svg:x2="32.634cm" svg:y2="6.643cm">
            <text:p/>
          </draw:line>
          <draw:line draw:style-name="gr26" draw:text-style-name="P9" draw:layer="layout" svg:x1="29.343cm" svg:y1="7.963cm" svg:x2="32.585cm" svg:y2="7.963cm">
            <text:p/>
          </draw:line>
          <draw:line draw:style-name="gr26" draw:text-style-name="P9" draw:layer="layout" svg:x1="29.343cm" svg:y1="9.224cm" svg:x2="32.585cm" svg:y2="9.224cm">
            <text:p/>
          </draw:line>
          <draw:custom-shape draw:style-name="gr30" draw:text-style-name="P27" draw:layer="layout" svg:width="0.382cm" svg:height="0.42cm" svg:x="31.885cm" svg:y="6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407cm" svg:y1="6.644cm" svg:x2="32.649cm" svg:y2="6.644cm">
            <text:p/>
          </draw:line>
          <draw:line draw:style-name="gr26" draw:text-style-name="P9" draw:layer="layout" svg:x1="29.328cm" svg:y1="9.224cm" svg:x2="32.57cm" svg:y2="9.224cm">
            <text:p/>
          </draw:line>
          <draw:custom-shape draw:style-name="gr30" draw:text-style-name="P27" draw:layer="layout" svg:width="0.381cm" svg:height="0.42cm" svg:x="31.871cm" svg:y="6.4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392cm" svg:y1="6.644cm" svg:x2="32.634cm" svg:y2="6.644cm">
            <text:p/>
          </draw:line>
          <draw:custom-shape draw:style-name="gr28" draw:text-style-name="P27" draw:layer="layout" svg:width="0.382cm" svg:height="0.421cm" svg:x="29.789cm" svg:y="7.6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7" draw:layer="layout" svg:width="0.381cm" svg:height="0.42cm" svg:x="30.934cm" svg:y="6.4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7" draw:layer="layout" svg:width="0.382cm" svg:height="0.42cm" svg:x="31.886cm" svg:y="6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217cm" svg:y1="12.104cm" svg:x2="32.459cm" svg:y2="12.104cm">
            <text:p/>
          </draw:line>
          <draw:line draw:style-name="gr26" draw:text-style-name="P9" draw:layer="layout" svg:x1="29.217cm" svg:y1="13.365cm" svg:x2="32.459cm" svg:y2="13.365cm">
            <text:p/>
          </draw:line>
          <draw:custom-shape draw:style-name="gr28" draw:text-style-name="P27" draw:layer="layout" svg:width="0.382cm" svg:height="0.421cm" svg:x="29.599cm" svg:y="11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38cm" svg:height="0.421cm" svg:x="30.743cm" svg:y="11.8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7" draw:layer="layout" svg:width="0.382cm" svg:height="0.42cm" svg:x="31.76cm" svg:y="10.5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282cm" svg:y1="10.785cm" svg:x2="32.524cm" svg:y2="10.785cm">
            <text:p/>
          </draw:line>
          <draw:line draw:style-name="gr26" draw:text-style-name="P9" draw:layer="layout" svg:x1="29.233cm" svg:y1="12.105cm" svg:x2="32.475cm" svg:y2="12.105cm">
            <text:p/>
          </draw:line>
          <draw:line draw:style-name="gr26" draw:text-style-name="P9" draw:layer="layout" svg:x1="29.233cm" svg:y1="13.366cm" svg:x2="32.475cm" svg:y2="13.366cm">
            <text:p/>
          </draw:line>
          <draw:custom-shape draw:style-name="gr28" draw:text-style-name="P27" draw:layer="layout" svg:width="0.38cm" svg:height="0.421cm" svg:x="29.615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382cm" svg:height="0.421cm" svg:x="30.758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7" draw:layer="layout" svg:width="0.381cm" svg:height="0.419cm" svg:x="31.776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298cm" svg:y1="10.786cm" svg:x2="32.54cm" svg:y2="10.786cm">
            <text:p/>
          </draw:line>
          <draw:line draw:style-name="gr26" draw:text-style-name="P9" draw:layer="layout" svg:x1="29.218cm" svg:y1="12.105cm" svg:x2="32.46cm" svg:y2="12.105cm">
            <text:p/>
          </draw:line>
          <draw:line draw:style-name="gr26" draw:text-style-name="P9" draw:layer="layout" svg:x1="29.218cm" svg:y1="13.366cm" svg:x2="32.46cm" svg:y2="13.366cm">
            <text:p/>
          </draw:line>
          <draw:custom-shape draw:style-name="gr28" draw:text-style-name="P27" draw:layer="layout" svg:width="0.381cm" svg:height="0.421cm" svg:x="29.6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381cm" svg:height="0.421cm" svg:x="30.743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7" draw:layer="layout" svg:width="0.382cm" svg:height="0.419cm" svg:x="31.761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283cm" svg:y1="10.786cm" svg:x2="32.525cm" svg:y2="10.786cm">
            <text:p/>
          </draw:line>
          <draw:line draw:style-name="gr26" draw:text-style-name="P9" draw:layer="layout" svg:x1="29.234cm" svg:y1="12.106cm" svg:x2="32.476cm" svg:y2="12.106cm">
            <text:p/>
          </draw:line>
          <draw:line draw:style-name="gr26" draw:text-style-name="P9" draw:layer="layout" svg:x1="29.234cm" svg:y1="13.367cm" svg:x2="32.476cm" svg:y2="13.367cm">
            <text:p/>
          </draw:line>
          <draw:custom-shape draw:style-name="gr28" draw:text-style-name="P27" draw:layer="layout" svg:width="0.38cm" svg:height="0.421cm" svg:x="29.616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381cm" svg:height="0.421cm" svg:x="30.759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7" draw:layer="layout" svg:width="0.381cm" svg:height="0.42cm" svg:x="31.777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298cm" svg:y1="10.787cm" svg:x2="32.54cm" svg:y2="10.787cm">
            <text:p/>
          </draw:line>
          <draw:line draw:style-name="gr26" draw:text-style-name="P9" draw:layer="layout" svg:x1="29.217cm" svg:y1="12.105cm" svg:x2="32.459cm" svg:y2="12.105cm">
            <text:p/>
          </draw:line>
          <draw:line draw:style-name="gr26" draw:text-style-name="P9" draw:layer="layout" svg:x1="29.217cm" svg:y1="13.366cm" svg:x2="32.459cm" svg:y2="13.366cm">
            <text:p/>
          </draw:line>
          <draw:custom-shape draw:style-name="gr28" draw:text-style-name="P27" draw:layer="layout" svg:width="0.382cm" svg:height="0.421cm" svg:x="29.599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38cm" svg:height="0.421cm" svg:x="30.743cm" svg:y="11.8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27" draw:layer="layout" svg:width="0.382cm" svg:height="0.419cm" svg:x="31.76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282cm" svg:y1="10.786cm" svg:x2="32.524cm" svg:y2="10.786cm">
            <text:p/>
          </draw:line>
          <draw:line draw:style-name="gr26" draw:text-style-name="P9" draw:layer="layout" svg:x1="29.233cm" svg:y1="12.106cm" svg:x2="32.475cm" svg:y2="12.106cm">
            <text:p/>
          </draw:line>
          <draw:line draw:style-name="gr26" draw:text-style-name="P9" draw:layer="layout" svg:x1="29.233cm" svg:y1="13.367cm" svg:x2="32.475cm" svg:y2="13.367cm">
            <text:p/>
          </draw:line>
          <draw:custom-shape draw:style-name="gr28" draw:text-style-name="P27" draw:layer="layout" svg:width="0.38cm" svg:height="0.421cm" svg:x="29.615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382cm" svg:height="0.421cm" svg:x="30.758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7" draw:layer="layout" svg:width="0.381cm" svg:height="0.42cm" svg:x="31.776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298cm" svg:y1="10.787cm" svg:x2="32.54cm" svg:y2="10.787cm">
            <text:p/>
          </draw:line>
          <draw:line draw:style-name="gr26" draw:text-style-name="P9" draw:layer="layout" svg:x1="29.218cm" svg:y1="12.106cm" svg:x2="32.46cm" svg:y2="12.106cm">
            <text:p/>
          </draw:line>
          <draw:line draw:style-name="gr26" draw:text-style-name="P9" draw:layer="layout" svg:x1="29.218cm" svg:y1="13.367cm" svg:x2="32.46cm" svg:y2="13.367cm">
            <text:p/>
          </draw:line>
          <draw:custom-shape draw:style-name="gr28" draw:text-style-name="P27" draw:layer="layout" svg:width="0.381cm" svg:height="0.421cm" svg:x="29.6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381cm" svg:height="0.421cm" svg:x="30.743cm" svg:y="11.8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7" draw:layer="layout" svg:width="0.382cm" svg:height="0.42cm" svg:x="31.761cm" svg:y="10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283cm" svg:y1="10.787cm" svg:x2="32.525cm" svg:y2="10.787cm">
            <text:p/>
          </draw:line>
          <draw:line draw:style-name="gr26" draw:text-style-name="P9" draw:layer="layout" svg:x1="29.234cm" svg:y1="12.107cm" svg:x2="32.476cm" svg:y2="12.107cm">
            <text:p/>
          </draw:line>
          <draw:custom-shape draw:style-name="gr28" draw:text-style-name="P27" draw:layer="layout" svg:width="0.38cm" svg:height="0.421cm" svg:x="29.616cm" svg:y="11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27" draw:layer="layout" svg:width="0.381cm" svg:height="0.421cm" svg:x="30.759cm" svg:y="11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7" draw:layer="layout" svg:width="0.38cm" svg:height="0.42cm" svg:x="30.743cm" svg:y="13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7" draw:layer="layout" svg:width="0.38cm" svg:height="0.42cm" svg:x="29.616cm" svg:y="13.1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7" draw:layer="layout" svg:width="0.381cm" svg:height="0.42cm" svg:x="31.777cm" svg:y="10.5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298cm" svg:y1="10.788cm" svg:x2="32.54cm" svg:y2="10.788cm">
            <text:p/>
          </draw:line>
          <draw:custom-shape draw:style-name="gr32" draw:text-style-name="P28" draw:layer="layout" svg:width="4.195cm" svg:height="3.362cm" svg:x="28.836cm" svg:y="14.419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3" draw:text-style-name="P28" draw:layer="layout" svg:width="4.195cm" svg:height="3.993cm" svg:x="28.836cm" svg:y="10.005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4" draw:text-style-name="P28" draw:layer="layout" svg:width="4.195cm" svg:height="3.994cm" svg:x="28.836cm" svg:y="5.802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30" draw:text-style-name="P27" draw:layer="layout" svg:width="0.382cm" svg:height="0.42cm" svg:x="29.789cm" svg:y="8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0" draw:text-style-name="P27" draw:layer="layout" svg:width="0.38cm" svg:height="0.42cm" svg:x="30.743cm" svg:y="8.9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5" draw:text-style-name="P9" draw:layer="layout" svg:x1="28.646cm" svg:y1="14.839cm" svg:x2="25.976cm" svg:y2="15.89cm">
            <text:p/>
          </draw:line>
          <draw:line draw:style-name="gr35" draw:text-style-name="P9" draw:layer="layout" svg:x1="28.813cm" svg:y1="7.693cm" svg:x2="26.143cm" svg:y2="8.744cm">
            <text:p/>
          </draw:line>
          <draw:line draw:style-name="gr35" draw:text-style-name="P9" draw:layer="layout" svg:x1="28.836cm" svg:y1="11.686cm" svg:x2="26.166cm" svg:y2="12.737cm">
            <text:p/>
          </draw:line>
        </draw:g>
        <presentation:notes draw:style-name="dp2" presentation:use-footer-name="ftr1">
          <draw:page-thumbnail draw:style-name="gr9" draw:layer="layout" svg:width="19.798cm" svg:height="11.136cm" svg:x="0.6cm" svg:y="2.257cm" draw:page-number="3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7" draw:text-style-name="P14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8" draw:text-style-name="P16" draw:layer="layout" svg:width="7.619cm" svg:height="1.013cm" svg:x="25.412cm" svg:y="17.658cm">
          <draw:text-box>
            <text:p text:style-name="P15"><text:span text:style-name="T15"><text:page-number>&lt;Foliennummer&gt;</text:page-number></text:span></text:p>
          </draw:text-box>
        </draw:frame>
        <draw:frame draw:style-name="gr16" draw:text-style-name="P24" draw:layer="layout" svg:width="20.242cm" svg:height="2.064cm" svg:x="5.334cm" svg:y="0.762cm">
          <draw:text-box>
            <text:p text:style-name="P23"><text:span text:style-name="T23">Fragment Particle Identification</text:span></text:p>
          </draw:text-box>
        </draw:frame>
        <draw:g>
          <draw:frame draw:style-name="gr36" draw:text-style-name="P9" draw:layer="layout" svg:width="21.082cm" svg:height="16.426cm" svg:x="12.446cm" svg:y="2.116cm">
            <draw:image xlink:href="Pictures/10000000000003B5000003143087E2BC5FDD28CE.png" xlink:type="simple" xlink:show="embed" xlink:actuate="onLoad">
              <text:p/>
            </draw:image>
          </draw:frame>
          <draw:custom-shape draw:style-name="gr37" draw:text-style-name="P19" draw:layer="layout" svg:width="0.339cm" svg:height="0.328cm" svg:x="31.199cm" svg:y="5.2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9" draw:layer="layout" svg:width="0.371cm" svg:height="0.347cm" svg:x="31.262cm" svg:y="5.6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8" draw:text-style-name="P19" draw:layer="layout" svg:width="0.54cm" svg:height="0.526cm" svg:x="24.227cm" svg:y="13.7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29" draw:layer="layout" svg:width="1.143cm" svg:height="1.335cm" svg:x="22.395cm" svg:y="7.788cm">
            <text:p/>
  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40" draw:text-style-name="P29" draw:layer="layout" svg:width="1.6cm" svg:height="1.558cm" svg:x="23.538cm" svg:y="8.949cm">
            <text:p/>
            <draw:enhanced-geometry svg:viewBox="0 0 21600 21600" draw:glue-points="10800 0 3163 3163 0 10800 3163 18437 10800 21600 18437 18437 21600 10800 18437 3163" draw:text-areas="3163 3163 18437 18437" draw:type="ring" draw:modifiers="2149.0725126475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41" draw:text-style-name="P29" draw:layer="layout" svg:width="1.372cm" svg:height="1.335cm" svg:x="22.166cm" svg:y="9.1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57.841483979764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custom-shape draw:style-name="gr42" draw:text-style-name="P29" draw:layer="layout" svg:width="1.372cm" svg:height="1.558cm" svg:x="21.023cm" svg:y="7.614cm">
            <text:p/>
  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43" draw:text-style-name="P30" draw:layer="layout" svg:width="1.829cm" svg:height="1.465cm" svg:x="18.966cm" svg:y="5.926cm">
            <draw:text-box>
              <text:p><text:span text:style-name="T26">11</text:span><text:span text:style-name="T27">C</text:span></text:p>
            </draw:text-box>
          </draw:frame>
          <draw:frame draw:style-name="gr44" draw:text-style-name="P30" draw:layer="layout" svg:width="2.057cm" svg:height="2.448cm" svg:x="20.566cm" svg:y="5.166cm">
            <draw:text-box>
              <text:p><text:span text:style-name="T26">12</text:span><text:span text:style-name="T27">C</text:span></text:p>
            </draw:text-box>
          </draw:frame>
          <draw:frame draw:style-name="gr25" draw:text-style-name="P30" draw:layer="layout" svg:width="2.743cm" svg:height="0.962cm" svg:x="20.566cm" svg:y="11.397cm">
            <draw:text-box>
              <text:p><text:span text:style-name="T26">10</text:span><text:span text:style-name="T27">B</text:span></text:p>
            </draw:text-box>
          </draw:frame>
          <draw:frame draw:style-name="gr25" draw:text-style-name="P31" draw:layer="layout" svg:width="3.429cm" svg:height="0.962cm" svg:x="24.681cm" svg:y="12.112cm">
            <draw:text-box>
              <text:p><text:span text:style-name="T28">11</text:span><text:span text:style-name="T29">B</text:span></text:p>
            </draw:text-box>
          </draw:frame>
          <draw:line draw:style-name="gr45" draw:text-style-name="P9" draw:layer="layout" svg:x1="21.709cm" svg:y1="6.056cm" svg:x2="22.623cm" svg:y2="7.788cm">
            <text:p/>
          </draw:line>
          <draw:line draw:style-name="gr45" draw:text-style-name="P9" draw:layer="layout" svg:x1="20.109cm" svg:y1="6.724cm" svg:x2="21.023cm" svg:y2="7.788cm">
            <text:p/>
          </draw:line>
          <draw:line draw:style-name="gr45" draw:text-style-name="P9" draw:layer="layout" svg:x1="21.709cm" svg:y1="11.397cm" svg:x2="22.395cm" svg:y2="10.507cm">
            <text:p/>
          </draw:line>
          <draw:line draw:style-name="gr46" draw:text-style-name="P9" draw:layer="layout" svg:x1="25.367cm" svg:y1="12.112cm" svg:x2="24.681cm" svg:y2="10.507cm">
            <text:p/>
          </draw:line>
        </draw:g>
        <draw:frame draw:style-name="gr47" draw:text-style-name="P32" draw:layer="layout" svg:width="7.047cm" svg:height="2.281cm" svg:x="2.443cm" svg:y="14.67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8" draw:text-style-name="P9" draw:layer="layout" svg:width="10.054cm" svg:height="6.822cm" svg:x="1.376cm" svg:y="7.112cm">
          <draw:image xlink:href="Pictures/10000201000002F5000001FB7775CB760A4AB66A.png" xlink:type="simple" xlink:show="embed" xlink:actuate="onLoad">
            <text:p/>
          </draw:image>
        </draw:frame>
        <draw:frame draw:style-name="gr25" draw:text-style-name="P25" draw:layer="layout" svg:width="12.446cm" svg:height="0.962cm" svg:x="0.762cm" svg:y="6.258cm">
          <draw:text-box>
            <text:list text:style-name="L3">
              <text:list-item>
                <text:p>Flightpath Reconstruction:</text:p>
              </text:list-item>
            </text:list>
          </draw:text-box>
        </draw:frame>
        <draw:frame draw:style-name="gr49" draw:text-style-name="P25" draw:layer="layout" svg:width="12.7cm" svg:height="1.673cm" svg:x="0.662cm" svg:y="3.153cm">
          <draw:text-box>
            <text:list text:style-name="L3">
              <text:list-item>
                <text:p>Time Measurement (START &amp; TOFW)</text:p>
              </text:list-item>
            </text:list>
          </draw:text-box>
        </draw:frame>
        <draw:frame draw:style-name="gr21" draw:text-style-name="P25" draw:layer="layout" svg:width="12.954cm" svg:height="1.673cm" svg:x="0.662cm" svg:y="4.685cm">
          <draw:text-box>
            <text:list text:style-name="L3">
              <text:list-item>
                <text:p>Charge Measurement (TWIM Music)</text:p>
              </text:list-item>
            </text:list>
          </draw:text-box>
        </draw:frame>
        <draw:frame draw:style-name="gr50" draw:text-style-name="P33" draw:layer="layout" svg:width="6.35cm" svg:height="1.038cm" draw:transform="rotate (1.58563162543685) translate (12.805cm 11.562cm)">
          <draw:text-box>
            <text:p><text:span text:style-name="T30">Z (TWIM)</text:span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4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9" draw:text-style-name="P14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style-name="gr51" draw:text-style-name="P24" draw:layer="layout" svg:width="28.194cm" svg:height="2.545cm" svg:x="2.286cm" svg:y="0.762cm">
          <draw:text-box>
            <text:p text:style-name="P23"><text:span text:style-name="T23">Identification of the two correlated Protons</text:span></text:p>
          </draw:text-box>
        </draw:frame>
        <draw:g>
          <draw:frame draw:style-name="gr17" draw:text-style-name="P9" draw:layer="layout" svg:width="10.455cm" svg:height="5.185cm" svg:x="9.511cm" svg:y="4.244cm">
            <draw:image xlink:href="Pictures/10000201000001F2000000F7E44EBF74892E4338.png" xlink:type="simple" xlink:show="embed" xlink:actuate="onLoad">
              <text:p/>
            </draw:image>
          </draw:frame>
          <draw:custom-shape draw:style-name="gr52" draw:text-style-name="P19" draw:layer="layout" svg:width="4.496cm" svg:height="2.098cm" draw:transform="skewX (0.000523598775598336) rotate (-0.462686784703697) translate (9.982cm 7.037cm)">
            <text:p/>
            <draw:enhanced-geometry svg:viewBox="0 0 21600 21600" draw:type="rectangle" draw:enhanced-path="M 0 0 L 21600 0 21600 21600 0 21600 0 0 Z N"/>
          </draw:custom-shape>
          <draw:custom-shape draw:style-name="gr53" draw:text-style-name="P19" draw:layer="layout" svg:width="5.398cm" svg:height="0.6cm" draw:transform="skewX (-0.00174532925199432) rotate (0.0574213323906134) translate (14.298cm 9.176cm)">
            <text:p/>
            <draw:enhanced-geometry svg:viewBox="0 0 21600 21600" draw:type="rectangle" draw:enhanced-path="M 0 0 L 21600 0 21600 21600 0 21600 0 0 Z N"/>
          </draw:custom-shape>
        </draw:g>
        <draw:g>
          <draw:frame draw:name="Foliennummernplatzhalter 5" presentation:style-name="pr10" draw:text-style-name="P16" draw:layer="layout" svg:width="7.619cm" svg:height="1.013cm" svg:x="25.52cm" svg:y="17.752cm">
            <draw:text-box>
              <text:p text:style-name="P15"><text:span text:style-name="T15"><text:page-number>&lt;Foliennummer&gt;</text:page-number></text:span></text:p>
            </draw:text-box>
          </draw:frame>
          <draw:frame draw:style-name="gr54" draw:text-style-name="P9" draw:layer="layout" svg:width="14.578cm" svg:height="6.905cm" svg:x="19.258cm" svg:y="11.331cm">
            <draw:image xlink:href="Pictures/100000000000067E0000036785032DBE927906A5.png" xlink:type="simple" xlink:show="embed" xlink:actuate="onLoad">
              <text:p/>
            </draw:image>
          </draw:frame>
          <draw:frame draw:style-name="gr55" draw:text-style-name="P25" draw:layer="layout" svg:width="4.572cm" svg:height="1.114cm" svg:x="28.048cm" svg:y="18.236cm">
            <draw:text-box>
              <text:p><text:span text:style-name="T31">φ</text:span><text:span text:style-name="T32">1</text:span><text:span text:style-name="T33">[degrees]</text:span></text:p>
            </draw:text-box>
          </draw:frame>
          <draw:frame draw:style-name="gr55" draw:text-style-name="P25" draw:layer="layout" svg:width="4.572cm" svg:height="1.114cm" draw:transform="rotate (1.58964588271644) translate (18.552cm 16.358cm)">
            <draw:text-box>
              <text:p><text:span text:style-name="T34">φ</text:span><text:span text:style-name="T35">2</text:span><text:span text:style-name="T36">[degrees]</text:span></text:p>
            </draw:text-box>
          </draw:frame>
          <draw:line draw:style-name="gr56" draw:text-style-name="P9" draw:layer="layout" svg:x1="20.174cm" svg:y1="13.71cm" svg:x2="24.492cm" svg:y2="11.424cm">
            <text:p/>
          </draw:line>
          <draw:line draw:style-name="gr56" draw:text-style-name="P9" draw:layer="layout" svg:x1="20.074cm" svg:y1="15.91cm" svg:x2="28.048cm" svg:y2="11.524cm">
            <text:p/>
          </draw:line>
          <draw:line draw:style-name="gr56" draw:text-style-name="P9" draw:layer="layout" svg:x1="28.074cm" svg:y1="17.91cm" svg:x2="32.392cm" svg:y2="15.624cm">
            <text:p/>
          </draw:line>
          <draw:line draw:style-name="gr56" draw:text-style-name="P9" draw:layer="layout" svg:x1="24.274cm" svg:y1="17.81cm" svg:x2="32.366cm" svg:y2="13.302cm">
            <text:p/>
          </draw:line>
        </draw:g>
        <draw:frame draw:style-name="gr57" draw:text-style-name="P34" draw:layer="layout" svg:width="10.668cm" svg:height="0.926cm" svg:x="21.59cm" svg:y="2.181cm">
          <draw:text-box>
            <text:p><text:span text:style-name="T37">Polar Angle Protons Messel-Wixhausen</text:span></text:p>
          </draw:text-box>
        </draw:frame>
        <draw:frame draw:style-name="gr58" draw:text-style-name="P18" draw:layer="layout" svg:width="9.522cm" svg:height="0.839cm" svg:x="21.858cm" svg:y="10.506cm">
          <draw:text-box>
            <text:p><text:span text:style-name="T37">Azimuthal Angle Proton 1 vs Proton2</text:span></text:p>
          </draw:text-box>
        </draw:frame>
        <draw:frame draw:style-name="gr59" draw:text-style-name="P9" draw:layer="layout" svg:width="7.217cm" svg:height="7.361cm" svg:x="2.689cm" svg:y="3.556cm">
          <draw:image xlink:href="Pictures/100000000000023E00000283018A6E176DA268BD.png" xlink:type="simple" xlink:show="embed" xlink:actuate="onLoad">
            <text:p/>
          </draw:image>
        </draw:frame>
        <draw:frame draw:style-name="gr60" draw:text-style-name="P9" draw:layer="layout" svg:width="13.462cm" svg:height="7.583cm" svg:x="20.32cm" svg:y="3.048cm">
          <draw:image xlink:href="Pictures/10000000000004A800000346BF46E26024BBDA97.png" xlink:type="simple" xlink:show="embed" xlink:actuate="onLoad">
            <text:p/>
          </draw:image>
        </draw:frame>
        <draw:frame draw:style-name="gr61" draw:text-style-name="P9" draw:layer="layout" svg:width="13.846cm" svg:height="7.874cm" svg:x="4.118cm" svg:y="11.122cm">
          <draw:image xlink:href="Pictures/100000000000046A0000034634842C97CAA7961A.png" xlink:type="simple" xlink:show="embed" xlink:actuate="onLoad">
            <text:p/>
          </draw:image>
        </draw:frame>
        <draw:frame draw:style-name="gr62" draw:text-style-name="P35" draw:layer="layout" svg:width="7.874cm" svg:height="0.878cm" svg:x="2.286cm" svg:y="2.54cm">
          <draw:text-box>
            <text:p text:style-name="P23"><text:span text:style-name="T38">CALIFA Front View</text:span></text:p>
          </draw:text-box>
        </draw:frame>
        <draw:frame draw:style-name="gr62" draw:text-style-name="P18" draw:layer="layout" svg:width="5.404cm" svg:height="0.878cm" svg:x="12.446cm" svg:y="2.54cm">
          <draw:text-box>
            <text:p><text:span text:style-name="T38">CALIFA Side View</text:span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5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11" draw:text-style-name="P14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12" draw:text-style-name="P16" draw:layer="layout" svg:width="7.619cm" svg:height="1.013cm" svg:x="25.412cm" svg:y="17.658cm">
          <draw:text-box>
            <text:p text:style-name="P15"><text:span text:style-name="T15"><text:page-number>&lt;Foliennummer&gt;</text:page-number></text:span></text:p>
          </draw:text-box>
        </draw:frame>
        <draw:custom-shape draw:style-name="gr15" draw:text-style-name="P19" draw:layer="layout" svg:width="1.855cm" svg:height="1.778cm" svg:x="4.287cm" svg:y="13.146cm">
          <text:p/>
          <draw:enhanced-geometry svg:viewBox="0 0 21600 21600" draw:type="rectangle" draw:enhanced-path="M 0 0 L 21600 0 21600 21600 0 21600 0 0 Z N"/>
        </draw:custom-shape>
        <draw:frame draw:style-name="gr16" draw:text-style-name="P24" draw:layer="layout" svg:width="20.242cm" svg:height="2.064cm" svg:x="5.334cm" svg:y="0.762cm">
          <draw:text-box>
            <text:p text:style-name="P23"><text:span text:style-name="T23">Gamma Spectrum of </text:span><text:span text:style-name="T22">11</text:span><text:span text:style-name="T23">B</text:span></text:p>
          </draw:text-box>
        </draw:frame>
        <draw:g>
          <draw:line draw:style-name="gr26" draw:text-style-name="P9" draw:layer="layout" svg:x1="29.78cm" svg:y1="11.728cm" svg:x2="32.587cm" svg:y2="11.728cm">
            <text:p/>
          </draw:line>
          <draw:custom-shape draw:style-name="gr63" draw:text-style-name="P19" draw:layer="layout" svg:width="0.39cm" svg:height="0.438cm" svg:x="23.839cm" svg:y="11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19" draw:layer="layout" svg:width="0.388cm" svg:height="0.438cm" svg:x="28.847cm" svg:y="11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4" draw:text-style-name="P19" draw:layer="layout" svg:width="0.39cm" svg:height="0.439cm" svg:x="28.911cm" svg:y="11.9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9" draw:layer="layout" svg:width="3.942cm" svg:height="9.019cm" svg:x="23.176cm" svg:y="3.373cm">
            <draw:image xlink:href="Pictures/10000201000000EA000001DC03F57F3F01C77B23.png" xlink:type="simple" xlink:show="embed" xlink:actuate="onLoad">
              <text:p/>
            </draw:image>
          </draw:frame>
          <draw:line draw:style-name="gr26" draw:text-style-name="P9" draw:layer="layout" svg:x1="29.78cm" svg:y1="12.842cm" svg:x2="32.587cm" svg:y2="12.842cm">
            <text:p/>
          </draw:line>
          <draw:custom-shape draw:style-name="gr65" draw:text-style-name="P27" draw:layer="layout" svg:width="0.331cm" svg:height="0.371cm" svg:x="30.11cm" svg:y="11.5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7" draw:layer="layout" svg:width="0.329cm" svg:height="0.371cm" svg:x="31.101cm" svg:y="11.5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29cm" svg:height="0.372cm" svg:x="31.101cm" svg:y="12.6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31cm" svg:height="0.372cm" svg:x="30.11cm" svg:y="12.6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7" draw:layer="layout" svg:width="0.331cm" svg:height="0.371cm" svg:x="32.09cm" svg:y="11.5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875cm" svg:y1="5.095cm" svg:x2="32.682cm" svg:y2="5.095cm">
            <text:p/>
          </draw:line>
          <draw:custom-shape draw:style-name="gr63" draw:text-style-name="P19" draw:layer="layout" svg:width="0.39cm" svg:height="0.438cm" svg:x="28.955cm" svg:y="8.7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3" draw:text-style-name="P19" draw:layer="layout" svg:width="0.391cm" svg:height="0.438cm" svg:x="29.019cm" svg:y="9.1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875cm" svg:y1="6.209cm" svg:x2="32.682cm" svg:y2="6.209cm">
            <text:p/>
          </draw:line>
          <draw:custom-shape draw:style-name="gr66" draw:text-style-name="P27" draw:layer="layout" svg:width="0.33cm" svg:height="0.372cm" svg:x="32.077cm" svg:y="3.7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931cm" svg:y1="3.931cm" svg:x2="32.738cm" svg:y2="3.931cm">
            <text:p/>
          </draw:line>
          <draw:line draw:style-name="gr26" draw:text-style-name="P9" draw:layer="layout" svg:x1="29.889cm" svg:y1="5.096cm" svg:x2="32.696cm" svg:y2="5.096cm">
            <text:p/>
          </draw:line>
          <draw:custom-shape draw:style-name="gr67" draw:text-style-name="P19" draw:layer="layout" svg:width="0.39cm" svg:height="0.437cm" svg:x="29.034cm" svg:y="9.1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889cm" svg:y1="6.21cm" svg:x2="32.696cm" svg:y2="6.21cm">
            <text:p/>
          </draw:line>
          <draw:custom-shape draw:style-name="gr66" draw:text-style-name="P27" draw:layer="layout" svg:width="0.33cm" svg:height="0.372cm" svg:x="32.09cm" svg:y="3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944cm" svg:y1="3.931cm" svg:x2="32.751cm" svg:y2="3.931cm">
            <text:p/>
          </draw:line>
          <draw:line draw:style-name="gr26" draw:text-style-name="P9" draw:layer="layout" svg:x1="29.876cm" svg:y1="5.096cm" svg:x2="32.683cm" svg:y2="5.096cm">
            <text:p/>
          </draw:line>
          <draw:line draw:style-name="gr26" draw:text-style-name="P9" draw:layer="layout" svg:x1="29.876cm" svg:y1="6.21cm" svg:x2="32.683cm" svg:y2="6.21cm">
            <text:p/>
          </draw:line>
          <draw:custom-shape draw:style-name="gr66" draw:text-style-name="P27" draw:layer="layout" svg:width="0.33cm" svg:height="0.372cm" svg:x="32.078cm" svg:y="3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931cm" svg:y1="3.931cm" svg:x2="32.738cm" svg:y2="3.931cm">
            <text:p/>
          </draw:line>
          <draw:line draw:style-name="gr26" draw:text-style-name="P9" draw:layer="layout" svg:x1="29.889cm" svg:y1="5.097cm" svg:x2="32.696cm" svg:y2="5.097cm">
            <text:p/>
          </draw:line>
          <draw:line draw:style-name="gr26" draw:text-style-name="P9" draw:layer="layout" svg:x1="29.889cm" svg:y1="6.211cm" svg:x2="32.696cm" svg:y2="6.211cm">
            <text:p/>
          </draw:line>
          <draw:custom-shape draw:style-name="gr65" draw:text-style-name="P27" draw:layer="layout" svg:width="0.331cm" svg:height="0.371cm" svg:x="32.09cm" svg:y="3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945cm" svg:y1="3.932cm" svg:x2="32.752cm" svg:y2="3.932cm">
            <text:p/>
          </draw:line>
          <draw:line draw:style-name="gr26" draw:text-style-name="P9" draw:layer="layout" svg:x1="29.875cm" svg:y1="5.096cm" svg:x2="32.682cm" svg:y2="5.096cm">
            <text:p/>
          </draw:line>
          <draw:line draw:style-name="gr26" draw:text-style-name="P9" draw:layer="layout" svg:x1="29.875cm" svg:y1="6.21cm" svg:x2="32.682cm" svg:y2="6.21cm">
            <text:p/>
          </draw:line>
          <draw:custom-shape draw:style-name="gr66" draw:text-style-name="P27" draw:layer="layout" svg:width="0.33cm" svg:height="0.372cm" svg:x="32.077cm" svg:y="3.7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931cm" svg:y1="3.931cm" svg:x2="32.738cm" svg:y2="3.931cm">
            <text:p/>
          </draw:line>
          <draw:line draw:style-name="gr26" draw:text-style-name="P9" draw:layer="layout" svg:x1="29.889cm" svg:y1="5.097cm" svg:x2="32.696cm" svg:y2="5.097cm">
            <text:p/>
          </draw:line>
          <draw:line draw:style-name="gr26" draw:text-style-name="P9" draw:layer="layout" svg:x1="29.889cm" svg:y1="6.211cm" svg:x2="32.696cm" svg:y2="6.211cm">
            <text:p/>
          </draw:line>
          <draw:custom-shape draw:style-name="gr65" draw:text-style-name="P27" draw:layer="layout" svg:width="0.33cm" svg:height="0.371cm" svg:x="32.09cm" svg:y="3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944cm" svg:y1="3.932cm" svg:x2="32.751cm" svg:y2="3.932cm">
            <text:p/>
          </draw:line>
          <draw:line draw:style-name="gr26" draw:text-style-name="P9" draw:layer="layout" svg:x1="29.876cm" svg:y1="6.211cm" svg:x2="32.683cm" svg:y2="6.211cm">
            <text:p/>
          </draw:line>
          <draw:custom-shape draw:style-name="gr65" draw:text-style-name="P27" draw:layer="layout" svg:width="0.33cm" svg:height="0.371cm" svg:x="32.078cm" svg:y="3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931cm" svg:y1="3.932cm" svg:x2="32.738cm" svg:y2="3.932cm">
            <text:p/>
          </draw:line>
          <draw:custom-shape draw:style-name="gr66" draw:text-style-name="P27" draw:layer="layout" svg:width="0.331cm" svg:height="0.372cm" svg:x="30.275cm" svg:y="4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3cm" svg:height="0.372cm" svg:x="31.267cm" svg:y="3.7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7" draw:layer="layout" svg:width="0.331cm" svg:height="0.371cm" svg:x="32.09cm" svg:y="3.7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78cm" svg:y1="8.755cm" svg:x2="32.587cm" svg:y2="8.755cm">
            <text:p/>
          </draw:line>
          <draw:line draw:style-name="gr26" draw:text-style-name="P9" draw:layer="layout" svg:x1="29.78cm" svg:y1="9.869cm" svg:x2="32.587cm" svg:y2="9.869cm">
            <text:p/>
          </draw:line>
          <draw:custom-shape draw:style-name="gr65" draw:text-style-name="P27" draw:layer="layout" svg:width="0.331cm" svg:height="0.371cm" svg:x="30.11cm" svg:y="8.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7" draw:layer="layout" svg:width="0.329cm" svg:height="0.371cm" svg:x="31.101cm" svg:y="8.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27" draw:layer="layout" svg:width="0.331cm" svg:height="0.37cm" svg:x="31.981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836cm" svg:y1="7.59cm" svg:x2="32.643cm" svg:y2="7.59cm">
            <text:p/>
          </draw:line>
          <draw:line draw:style-name="gr26" draw:text-style-name="P9" draw:layer="layout" svg:x1="29.794cm" svg:y1="8.756cm" svg:x2="32.601cm" svg:y2="8.756cm">
            <text:p/>
          </draw:line>
          <draw:line draw:style-name="gr26" draw:text-style-name="P9" draw:layer="layout" svg:x1="29.794cm" svg:y1="9.87cm" svg:x2="32.601cm" svg:y2="9.87cm">
            <text:p/>
          </draw:line>
          <draw:custom-shape draw:style-name="gr65" draw:text-style-name="P27" draw:layer="layout" svg:width="0.328cm" svg:height="0.371cm" svg:x="30.125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7" draw:layer="layout" svg:width="0.331cm" svg:height="0.371cm" svg:x="31.114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27" draw:layer="layout" svg:width="0.329cm" svg:height="0.37cm" svg:x="31.996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85cm" svg:y1="7.591cm" svg:x2="32.657cm" svg:y2="7.591cm">
            <text:p/>
          </draw:line>
          <draw:line draw:style-name="gr26" draw:text-style-name="P9" draw:layer="layout" svg:x1="29.781cm" svg:y1="8.756cm" svg:x2="32.588cm" svg:y2="8.756cm">
            <text:p/>
          </draw:line>
          <draw:line draw:style-name="gr26" draw:text-style-name="P9" draw:layer="layout" svg:x1="29.781cm" svg:y1="9.87cm" svg:x2="32.588cm" svg:y2="9.87cm">
            <text:p/>
          </draw:line>
          <draw:custom-shape draw:style-name="gr65" draw:text-style-name="P27" draw:layer="layout" svg:width="0.33cm" svg:height="0.371cm" svg:x="30.11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7" draw:layer="layout" svg:width="0.33cm" svg:height="0.371cm" svg:x="31.10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27" draw:layer="layout" svg:width="0.331cm" svg:height="0.37cm" svg:x="31.982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837cm" svg:y1="7.591cm" svg:x2="32.644cm" svg:y2="7.591cm">
            <text:p/>
          </draw:line>
          <draw:line draw:style-name="gr26" draw:text-style-name="P9" draw:layer="layout" svg:x1="29.794cm" svg:y1="8.757cm" svg:x2="32.601cm" svg:y2="8.757cm">
            <text:p/>
          </draw:line>
          <draw:line draw:style-name="gr26" draw:text-style-name="P9" draw:layer="layout" svg:x1="29.794cm" svg:y1="9.871cm" svg:x2="32.601cm" svg:y2="9.871cm">
            <text:p/>
          </draw:line>
          <draw:custom-shape draw:style-name="gr65" draw:text-style-name="P27" draw:layer="layout" svg:width="0.33cm" svg:height="0.371cm" svg:x="30.12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7" draw:layer="layout" svg:width="0.33cm" svg:height="0.371cm" svg:x="31.11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7" draw:layer="layout" svg:width="0.33cm" svg:height="0.371cm" svg:x="31.997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85cm" svg:y1="7.592cm" svg:x2="32.657cm" svg:y2="7.592cm">
            <text:p/>
          </draw:line>
          <draw:line draw:style-name="gr26" draw:text-style-name="P9" draw:layer="layout" svg:x1="29.78cm" svg:y1="8.756cm" svg:x2="32.587cm" svg:y2="8.756cm">
            <text:p/>
          </draw:line>
          <draw:line draw:style-name="gr26" draw:text-style-name="P9" draw:layer="layout" svg:x1="29.78cm" svg:y1="9.87cm" svg:x2="32.587cm" svg:y2="9.87cm">
            <text:p/>
          </draw:line>
          <draw:custom-shape draw:style-name="gr65" draw:text-style-name="P27" draw:layer="layout" svg:width="0.331cm" svg:height="0.371cm" svg:x="30.1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7" draw:layer="layout" svg:width="0.329cm" svg:height="0.371cm" svg:x="31.101cm" svg:y="8.5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27" draw:layer="layout" svg:width="0.331cm" svg:height="0.37cm" svg:x="31.981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836cm" svg:y1="7.591cm" svg:x2="32.643cm" svg:y2="7.591cm">
            <text:p/>
          </draw:line>
          <draw:line draw:style-name="gr26" draw:text-style-name="P9" draw:layer="layout" svg:x1="29.794cm" svg:y1="8.757cm" svg:x2="32.601cm" svg:y2="8.757cm">
            <text:p/>
          </draw:line>
          <draw:line draw:style-name="gr26" draw:text-style-name="P9" draw:layer="layout" svg:x1="29.794cm" svg:y1="9.871cm" svg:x2="32.601cm" svg:y2="9.871cm">
            <text:p/>
          </draw:line>
          <draw:custom-shape draw:style-name="gr65" draw:text-style-name="P27" draw:layer="layout" svg:width="0.328cm" svg:height="0.371cm" svg:x="30.12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7" draw:layer="layout" svg:width="0.331cm" svg:height="0.371cm" svg:x="31.114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7" draw:layer="layout" svg:width="0.329cm" svg:height="0.371cm" svg:x="31.996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85cm" svg:y1="7.592cm" svg:x2="32.657cm" svg:y2="7.592cm">
            <text:p/>
          </draw:line>
          <draw:line draw:style-name="gr26" draw:text-style-name="P9" draw:layer="layout" svg:x1="29.781cm" svg:y1="8.757cm" svg:x2="32.588cm" svg:y2="8.757cm">
            <text:p/>
          </draw:line>
          <draw:line draw:style-name="gr26" draw:text-style-name="P9" draw:layer="layout" svg:x1="29.781cm" svg:y1="9.871cm" svg:x2="32.588cm" svg:y2="9.871cm">
            <text:p/>
          </draw:line>
          <draw:custom-shape draw:style-name="gr65" draw:text-style-name="P27" draw:layer="layout" svg:width="0.33cm" svg:height="0.371cm" svg:x="30.111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7" draw:layer="layout" svg:width="0.33cm" svg:height="0.371cm" svg:x="31.101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5" draw:text-style-name="P27" draw:layer="layout" svg:width="0.331cm" svg:height="0.371cm" svg:x="31.982cm" svg:y="7.4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837cm" svg:y1="7.592cm" svg:x2="32.644cm" svg:y2="7.592cm">
            <text:p/>
          </draw:line>
          <draw:line draw:style-name="gr26" draw:text-style-name="P9" draw:layer="layout" svg:x1="29.794cm" svg:y1="8.758cm" svg:x2="32.601cm" svg:y2="8.758cm">
            <text:p/>
          </draw:line>
          <draw:custom-shape draw:style-name="gr69" draw:text-style-name="P27" draw:layer="layout" svg:width="0.33cm" svg:height="0.373cm" svg:x="30.12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9" draw:text-style-name="P27" draw:layer="layout" svg:width="0.33cm" svg:height="0.373cm" svg:x="31.115cm" svg:y="8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29cm" svg:height="0.372cm" svg:x="31.101cm" svg:y="9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3cm" svg:height="0.372cm" svg:x="30.125cm" svg:y="9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27" draw:layer="layout" svg:width="0.33cm" svg:height="0.372cm" svg:x="31.997cm" svg:y="7.4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6" draw:text-style-name="P9" draw:layer="layout" svg:x1="29.85cm" svg:y1="7.593cm" svg:x2="32.657cm" svg:y2="7.593cm">
            <text:p/>
          </draw:line>
          <draw:custom-shape draw:style-name="gr70" draw:text-style-name="P28" draw:layer="layout" svg:width="3.633cm" svg:height="2.97cm" svg:x="29.449cm" svg:y="10.8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71" draw:text-style-name="P28" draw:layer="layout" svg:width="3.633cm" svg:height="3.528cm" svg:x="29.449cm" svg:y="6.9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71" draw:text-style-name="P28" draw:layer="layout" svg:width="3.633cm" svg:height="3.528cm" svg:x="29.449cm" svg:y="3.188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68" draw:text-style-name="P27" draw:layer="layout" svg:width="0.331cm" svg:height="0.37cm" svg:x="30.275cm" svg:y="5.9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8" draw:text-style-name="P27" draw:layer="layout" svg:width="0.329cm" svg:height="0.37cm" svg:x="31.101cm" svg:y="5.9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5" draw:text-style-name="P9" draw:layer="layout" svg:x1="29.286cm" svg:y1="11.171cm" svg:x2="26.974cm" svg:y2="12.099cm">
            <text:p/>
          </draw:line>
          <draw:line draw:style-name="gr35" draw:text-style-name="P9" draw:layer="layout" svg:x1="29.43cm" svg:y1="4.858cm" svg:x2="27.118cm" svg:y2="5.786cm">
            <text:p/>
          </draw:line>
          <draw:line draw:style-name="gr35" draw:text-style-name="P9" draw:layer="layout" svg:x1="29.45cm" svg:y1="8.386cm" svg:x2="27.138cm" svg:y2="9.314cm">
            <text:p/>
          </draw:line>
        </draw:g>
        <draw:frame draw:style-name="gr72" draw:text-style-name="P9" draw:layer="layout" svg:width="19.286cm" svg:height="10.807cm" svg:x="0.018cm" svg:y="2.826cm">
          <draw:image xlink:href="Pictures/100000000000077E000003FFE5E177CD1BAE4C41.png" xlink:type="simple" xlink:show="embed" xlink:actuate="onLoad">
            <text:p/>
          </draw:image>
        </draw:frame>
        <draw:frame draw:style-name="gr21" draw:text-style-name="P18" draw:layer="layout" svg:width="11.684cm" svg:height="1.673cm" svg:x="2.894cm" svg:y="3.048cm">
          <draw:text-box>
            <text:p><text:span text:style-name="T17">Doppler Corrected Gamma Spectrum</text:span></text:p>
          </draw:text-box>
        </draw:frame>
        <draw:frame draw:style-name="gr73" draw:text-style-name="P23" draw:layer="layout" svg:width="6.129cm" svg:height="0.811cm" svg:x="8.156cm" svg:y="4.32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4" draw:text-style-name="P36" draw:layer="layout" svg:width="12.446cm" svg:height="4.81cm" svg:x="12.954cm" svg:y="13.633cm">
          <draw:text-box>
            <text:p text:style-name="P11"><text:span text:style-name="T39">Event Selection Criteria:</text:span></text:p>
            <text:list text:style-name="L3">
              <text:list-item>
                <text:p text:style-name="P11"><text:span text:style-name="T40">11</text:span><text:span text:style-name="T41">B fragment identification</text:span></text:p>
              </text:list-item>
              <text:list-item>
                <text:p text:style-name="P11"><text:span text:style-name="T41">Two hits (protons) with E</text:span><text:span text:style-name="T42">hit</text:span><text:span text:style-name="T41"> &gt; 30 MeV</text:span></text:p>
              </text:list-item>
              <text:list-item>
                <text:p text:style-name="P11"><text:span text:style-name="T41"><text:s/></text:span><text:span text:style-name="T43">θ</text:span><text:span text:style-name="T44">1 + </text:span><text:span text:style-name="T43">θ2 &lt; 90°</text:span></text:p>
              </text:list-item>
              <text:list-item>
                <text:p text:style-name="P11"><text:span text:style-name="T43">Δφ = 180° +- 40°</text:span></text:p>
              </text:list-item>
            </text:list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6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75" draw:text-style-name="P9" draw:layer="layout" svg:width="12.522cm" svg:height="8.68cm" svg:x="0cm" svg:y="5.088cm">
          <draw:image xlink:href="Pictures/100000000000062400000346EB8420A7403080E7.png" xlink:type="simple" xlink:show="embed" xlink:actuate="onLoad">
            <text:p/>
          </draw:image>
        </draw:frame>
        <draw:frame draw:name="Foliennummernplatzhalter 5" presentation:style-name="pr13" draw:text-style-name="P16" draw:layer="layout" svg:width="7.619cm" svg:height="1.013cm" svg:x="25.412cm" svg:y="17.658cm">
          <draw:text-box>
            <text:p text:style-name="P15"><text:span text:style-name="T15"><text:page-number>&lt;Foliennummer&gt;</text:page-number></text:span></text:p>
          </draw:text-box>
        </draw:frame>
        <draw:frame draw:style-name="gr16" draw:text-style-name="P24" draw:layer="layout" svg:width="20.242cm" svg:height="2.064cm" svg:x="5.334cm" svg:y="0.762cm">
          <draw:text-box>
            <text:p text:style-name="P23"><text:span text:style-name="T23">Reconstruction of Inner Momenta</text:span></text:p>
          </draw:text-box>
        </draw:frame>
        <draw:g>
          <draw:frame draw:style-name="gr76" draw:text-style-name="P9" draw:layer="layout" svg:width="7.244cm" svg:height="7.655cm" svg:x="3.557cm" svg:y="1.83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77" draw:text-style-name="P19" draw:layer="layout" svg:width="1.731cm" svg:height="1.485cm" svg:x="14.195cm" svg:y="3.54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8" draw:text-style-name="P19" draw:layer="layout" svg:width="4.205cm" svg:height="0.726cm" draw:transform="skewX (0.345051593119279) rotate (0.345051593119279) translate (11.228cm 4.475cm)">
            <text:p/>
            <draw:enhanced-geometry svg:viewBox="0 0 21600 21600" draw:type="rectangle" draw:enhanced-path="M 0 0 L 21600 0 21600 21600 0 21600 0 0 Z N"/>
          </draw:custom-shape>
          <draw:custom-shape draw:style-name="gr79" draw:text-style-name="P37" draw:layer="layout" svg:width="1.169cm" svg:height="1.168cm" svg:x="4.959cm" svg:y="4.587cm">
            <text:p/>
            <draw:enhanced-geometry svg:viewBox="0 0 21600 21600" draw:glue-points="10800 0 3163 3163 0 10800 3163 18437 10800 21600 18437 18437 21600 10800 18437 3163" draw:text-areas="3163 3163 18437 18437" draw:type="ring" draw:modifiers="1760.53962900506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55" draw:text-style-name="P18" draw:layer="layout" svg:width="1.87cm" svg:height="1.114cm" svg:x="5.66cm" svg:y="5.521cm">
            <draw:text-box>
              <text:p><text:span text:style-name="T17">p</text:span><text:span text:style-name="T45">i</text:span></text:p>
            </draw:text-box>
          </draw:frame>
          <draw:frame draw:style-name="gr55" draw:text-style-name="P18" draw:layer="layout" svg:width="1.636cm" svg:height="1.114cm" svg:x="9.399cm" svg:y="5.431cm">
            <draw:text-box>
              <text:p><text:span text:style-name="T17">p</text:span><text:span text:style-name="T45">tg</text:span></text:p>
            </draw:text-box>
          </draw:frame>
          <draw:frame draw:style-name="gr80" draw:text-style-name="P9" draw:layer="layout" svg:width="5.375cm" svg:height="6.019cm" svg:x="14.074cm" svg:y="3.709cm">
            <draw:image xlink:href="Pictures/1000020100000204000001390810E7033694E6D0.png" xlink:type="simple" xlink:show="embed" xlink:actuate="onLoad">
              <text:p/>
            </draw:image>
          </draw:frame>
          <draw:frame draw:style-name="gr25" draw:text-style-name="P18" draw:layer="layout" svg:width="7.478cm" svg:height="0.962cm" svg:x="3.557cm" svg:y="2.483cm">
            <draw:text-box>
              <text:p><text:span text:style-name="T17">Before Scattering:</text:span></text:p>
            </draw:text-box>
          </draw:frame>
          <draw:custom-shape draw:style-name="gr81" draw:text-style-name="P19" draw:layer="layout" svg:width="1.979cm" svg:height="1.205cm" svg:x="17.579cm" svg:y="3.615cm">
            <text:p/>
            <draw:enhanced-geometry svg:viewBox="0 0 21600 21600" draw:type="rectangle" draw:enhanced-path="M 0 0 L 21600 0 21600 21600 0 21600 0 0 Z N"/>
          </draw:custom-shape>
          <draw:frame draw:style-name="gr82" draw:text-style-name="P9" draw:layer="layout" svg:width="1.168cm" svg:height="0.934cm" svg:x="17.346cm" svg:y="4.12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83" draw:text-style-name="P19" draw:layer="layout" svg:width="3.089cm" svg:height="0.992cm" draw:transform="rotate (0.422544211907827) translate (13.827cm 3.983cm)">
            <text:p/>
            <draw:enhanced-geometry svg:viewBox="0 0 21600 21600" draw:type="rectangle" draw:enhanced-path="M 0 0 L 21600 0 21600 21600 0 21600 0 0 Z N"/>
          </draw:custom-shape>
          <draw:frame draw:style-name="gr55" draw:text-style-name="P18" draw:layer="layout" svg:width="1.169cm" svg:height="1.114cm" svg:x="18.28cm" svg:y="4.403cm">
            <draw:text-box>
              <text:p><text:span text:style-name="T17">p</text:span><text:span text:style-name="T45">1</text:span></text:p>
            </draw:text-box>
          </draw:frame>
          <draw:frame draw:style-name="gr55" draw:text-style-name="P18" draw:layer="layout" svg:width="2.104cm" svg:height="1.114cm" svg:x="16.41cm" svg:y="9.17cm">
            <draw:text-box>
              <text:p><text:span text:style-name="T17">p</text:span><text:span text:style-name="T45">2</text:span></text:p>
            </draw:text-box>
          </draw:frame>
        </draw:g>
        <draw:frame draw:style-name="gr25" draw:text-style-name="P18" draw:layer="layout" svg:width="7.874cm" svg:height="0.962cm" svg:x="15.494cm" svg:y="2.594cm">
          <draw:text-box>
            <text:p><text:span text:style-name="T17">After Scattering:</text:span></text:p>
          </draw:text-box>
        </draw:frame>
        <draw:g>
          <draw:custom-shape draw:style-name="gr37" draw:text-style-name="P19" draw:layer="layout" svg:width="0.339cm" svg:height="0.328cm" svg:x="30.182cm" svg:y="5.15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9" draw:layer="layout" svg:width="0.371cm" svg:height="0.347cm" svg:x="30.245cm" svg:y="5.4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3" draw:text-style-name="P23" draw:layer="layout" svg:width="6.72cm" svg:height="0.797cm" svg:x="23.757cm" svg:y="4.304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style-name="gr84" draw:text-style-name="P38" draw:layer="layout" svg:width="8.636cm" svg:height="2.216cm" svg:x="23.537cm" svg:y="5.39cm">
            <draw:text-box>
              <text:p><text:span text:style-name="T25">assuming QE scattering in mean field potential:</text:span></text:p>
              <text:p><text:span text:style-name="T46"/></text:p>
            </draw:text-box>
          </draw:frame>
          <draw:frame draw:style-name="gr21" draw:text-style-name="P38" draw:layer="layout" svg:width="12.277cm" svg:height="1.673cm" svg:x="22.013cm" svg:y="3.034cm">
            <draw:text-box>
              <text:p><text:span text:style-name="T46">(Four-)Momentum conservation relation: </text:span></text:p>
            </draw:text-box>
          </draw:frame>
          <draw:frame draw:style-name="gr73" draw:text-style-name="P23" draw:layer="layout" svg:width="4.437cm" svg:height="0.797cm" svg:x="24.807cm" svg:y="7.063c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style-name="gr73" draw:text-style-name="P23" draw:layer="layout" svg:width="10.256cm" svg:height="0.811cm" svg:x="22.617cm" svg:y="9.349c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draw:g>
        <draw:frame draw:style-name="gr12" draw:text-style-name="P39" draw:layer="layout" svg:width="9.906cm" svg:height="1.016cm" svg:x="4.034cm" svg:y="9.668cm">
          <draw:text-box>
            <text:p><text:span text:style-name="T47">nucleon <text:s/>momentum inside</text:span><text:span text:style-name="T48"> 12</text:span><text:span text:style-name="T47">C </text:span></text:p>
          </draw:text-box>
        </draw:frame>
        <draw:frame draw:style-name="gr85" draw:text-style-name="P9" draw:layer="layout" svg:width="8.318cm" svg:height="5.334cm" svg:x="16.62cm" svg:y="13.716cm">
          <draw:image xlink:href="Pictures/100002010000054B0000032BD1D3B6A482D67601.png" xlink:type="simple" xlink:show="embed" xlink:actuate="onLoad">
            <text:p/>
          </draw:image>
        </draw:frame>
        <draw:frame draw:style-name="gr86" draw:text-style-name="P9" draw:layer="layout" svg:width="8.407cm" svg:height="5.399cm" svg:x="25.4cm" svg:y="13.716cm">
          <draw:image xlink:href="Pictures/1000020100000524000003255312A00B007495A1.png" xlink:type="simple" xlink:show="embed" xlink:actuate="onLoad">
            <text:p/>
          </draw:image>
        </draw:frame>
        <draw:frame draw:style-name="gr25" draw:text-style-name="P25" draw:layer="layout" svg:width="3.302cm" svg:height="0.962cm" svg:x="12.7cm" svg:y="15.494cm">
          <draw:text-box>
            <text:p>z-comp.</text:p>
          </draw:text-box>
        </draw:frame>
        <draw:frame draw:style-name="gr25" draw:text-style-name="P25" draw:layer="layout" svg:width="3.048cm" svg:height="0.962cm" svg:x="21.49cm" svg:y="15.448cm">
          <draw:text-box>
            <text:p>x-comp.</text:p>
          </draw:text-box>
        </draw:frame>
        <draw:frame draw:style-name="gr25" draw:text-style-name="P25" draw:layer="layout" svg:width="3.048cm" svg:height="0.962cm" svg:x="30.39cm" svg:y="15.448cm">
          <draw:text-box>
            <text:p>y-comp.</text:p>
          </draw:text-box>
        </draw:frame>
        <draw:frame draw:style-name="gr17" draw:text-style-name="P9" draw:layer="layout" svg:width="9.025cm" svg:height="5.588cm" svg:x="7.485cm" svg:y="13.462cm">
          <draw:image xlink:href="Pictures/100002010000053B0000033D0421D852FD3C5EA5.png" xlink:type="simple" xlink:show="embed" xlink:actuate="onLoad">
            <text:p/>
          </draw:image>
        </draw:frame>
        <draw:frame draw:style-name="gr25" draw:text-style-name="P25" draw:layer="layout" svg:width="3.048cm" svg:height="0.962cm" svg:x="12.59cm" svg:y="15.448cm">
          <draw:text-box>
            <text:p>z-comp.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7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87" draw:text-style-name="P9" draw:layer="layout" svg:width="16.607cm" svg:height="11.728cm" svg:x="3.459cm" svg:y="6.45cm">
          <draw:image xlink:href="Pictures/100000000000059500000346FE3807B0D6238FC0.png" xlink:type="simple" xlink:show="embed" xlink:actuate="onLoad">
            <text:p/>
          </draw:image>
        </draw:frame>
        <draw:frame draw:name="Datumsplatzhalter 3" presentation:style-name="pr14" draw:text-style-name="P14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15" draw:text-style-name="P16" draw:layer="layout" svg:width="7.619cm" svg:height="1.013cm" svg:x="25.412cm" svg:y="17.658cm">
          <draw:text-box>
            <text:p text:style-name="P15"><text:span text:style-name="T15"><text:page-number>&lt;Foliennummer&gt;</text:page-number></text:span></text:p>
          </draw:text-box>
        </draw:frame>
        <draw:frame draw:style-name="gr16" draw:text-style-name="P24" draw:layer="layout" svg:width="20.242cm" svg:height="2.064cm" svg:x="5.334cm" svg:y="0.762cm">
          <draw:text-box>
            <text:p text:style-name="P23"><text:span text:style-name="T23">Momentum reconstruction of 11B</text:span></text:p>
          </draw:text-box>
        </draw:frame>
        <draw:g>
          <draw:frame draw:style-name="gr76" draw:text-style-name="P9" draw:layer="layout" svg:width="7.873cm" svg:height="8.32cm" svg:x="1.941cm" svg:y="1.27cm">
            <draw:image xlink:href="Pictures/1000020100000204000001390810E7033694E6D0.png" xlink:type="simple" xlink:show="embed" xlink:actuate="onLoad">
              <text:p/>
            </draw:image>
          </draw:frame>
          <draw:g>
            <draw:custom-shape draw:style-name="gr37" draw:text-style-name="P19" draw:layer="layout" svg:width="0.339cm" svg:height="0.328cm" svg:x="24.458cm" svg:y="4.59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7" draw:text-style-name="P19" draw:layer="layout" svg:width="0.371cm" svg:height="0.347cm" svg:x="24.521cm" svg:y="4.92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8" draw:text-style-name="P19" draw:layer="layout" svg:width="1.882cm" svg:height="1.614cm" svg:x="13.503cm" svg:y="3.136cm">
              <text:p/>
              <draw:enhanced-geometry svg:viewBox="0 0 21600 21600" draw:glue-points="10800 0 0 10800 10800 21600 21600 10800" draw:text-areas="5400 5400 16200 16200" draw:type="diamond" draw:enhanced-path="M 10800 0 L 21600 10800 10800 21600 0 10800 10800 0 Z N"/>
            </draw:custom-shape>
            <draw:custom-shape draw:style-name="gr89" draw:text-style-name="P19" draw:layer="layout" svg:width="4.57cm" svg:height="0.79cm" draw:transform="skewX (0.345051593119279) rotate (0.345051593119279) translate (10.278cm 4.145cm)">
              <text:p/>
              <draw:enhanced-geometry svg:viewBox="0 0 21600 21600" draw:type="rectangle" draw:enhanced-path="M 0 0 L 21600 0 21600 21600 0 21600 0 0 Z N"/>
            </draw:custom-shape>
            <draw:frame draw:style-name="gr55" draw:text-style-name="P18" draw:layer="layout" svg:width="2.032cm" svg:height="1.114cm" svg:x="4.227cm" svg:y="5.282cm">
              <draw:text-box>
                <text:p><text:span text:style-name="T17">p</text:span><text:span text:style-name="T45">i</text:span></text:p>
              </draw:text-box>
            </draw:frame>
            <draw:frame draw:style-name="gr55" draw:text-style-name="P18" draw:layer="layout" svg:width="1.778cm" svg:height="1.114cm" svg:x="8.291cm" svg:y="5.184cm">
              <draw:text-box>
                <text:p><text:span text:style-name="T17">p</text:span><text:span text:style-name="T45">tg</text:span></text:p>
              </draw:text-box>
            </draw:frame>
            <draw:frame draw:style-name="gr80" draw:text-style-name="P9" draw:layer="layout" svg:width="5.841cm" svg:height="6.542cm" svg:x="13.372cm" svg:y="3.312cm">
              <draw:image xlink:href="Pictures/1000020100000204000001390810E7033694E6D0.png" xlink:type="simple" xlink:show="embed" xlink:actuate="onLoad">
                <text:p/>
              </draw:image>
            </draw:frame>
            <draw:frame draw:style-name="gr25" draw:text-style-name="P18" draw:layer="layout" svg:width="8.128cm" svg:height="0.962cm" svg:x="1.941cm" svg:y="1.98cm">
              <draw:text-box>
                <text:p><text:span text:style-name="T17">Before Scattering:</text:span></text:p>
              </draw:text-box>
            </draw:frame>
            <draw:custom-shape draw:style-name="gr90" draw:text-style-name="P19" draw:layer="layout" svg:width="2.151cm" svg:height="1.31cm" svg:x="17.181cm" svg:y="3.21cm">
              <text:p/>
              <draw:enhanced-geometry svg:viewBox="0 0 21600 21600" draw:type="rectangle" draw:enhanced-path="M 0 0 L 21600 0 21600 21600 0 21600 0 0 Z N"/>
            </draw:custom-shape>
            <draw:frame draw:style-name="gr82" draw:text-style-name="P9" draw:layer="layout" svg:width="1.269cm" svg:height="1.015cm" svg:x="16.928cm" svg:y="3.759cm">
              <draw:image xlink:href="Pictures/1000020100000204000001390810E7033694E6D0.png" xlink:type="simple" xlink:show="embed" xlink:actuate="onLoad">
                <text:p/>
              </draw:image>
            </draw:frame>
            <draw:custom-shape draw:style-name="gr91" draw:text-style-name="P19" draw:layer="layout" svg:width="3.357cm" svg:height="1.079cm" draw:transform="rotate (0.422544211907827) translate (13.103cm 3.61cm)">
              <text:p/>
              <draw:enhanced-geometry svg:viewBox="0 0 21600 21600" draw:type="rectangle" draw:enhanced-path="M 0 0 L 21600 0 21600 21600 0 21600 0 0 Z N"/>
            </draw:custom-shape>
            <draw:frame draw:style-name="gr55" draw:text-style-name="P18" draw:layer="layout" svg:width="1.27cm" svg:height="1.114cm" svg:x="17.943cm" svg:y="4.066cm">
              <draw:text-box>
                <text:p><text:span text:style-name="T17">p</text:span><text:span text:style-name="T45">1</text:span></text:p>
              </draw:text-box>
            </draw:frame>
            <draw:frame draw:style-name="gr21" draw:text-style-name="P18" draw:layer="layout" svg:width="2.286cm" svg:height="1.673cm" svg:x="19.213cm" svg:y="6.552cm">
              <draw:text-box>
                <text:p><text:span text:style-name="T17">p</text:span><text:span text:style-name="T45">11B</text:span></text:p>
              </draw:text-box>
            </draw:frame>
            <draw:frame draw:style-name="gr25" draw:text-style-name="P18" draw:layer="layout" svg:width="7.874cm" svg:height="0.962cm" svg:x="13.879cm" svg:y="2.034cm">
              <draw:text-box>
                <text:p><text:span text:style-name="T17">After Scattering:</text:span></text:p>
              </draw:text-box>
            </draw:frame>
            <draw:custom-shape draw:style-name="gr92" draw:text-style-name="P37" draw:layer="layout" svg:width="2.794cm" svg:height="2.794cm" svg:x="16.419cm" svg:y="5.536cm">
              <text:p/>
              <draw:enhanced-geometry svg:viewBox="0 0 21600 21600" draw:glue-points="10800 0 3163 3163 0 10800 3163 18437 10800 21600 18437 18437 21600 10800 18437 3163" draw:text-areas="3163 3163 18437 18437" draw:type="ring" draw:modifiers="1058.74776386404" draw:enhanced-path="U 10800 10800 10800 10800 0 360 Z U 10800 10800 ?f1 ?f1 0 360 N">
                <draw:equation draw:name="f0" draw:formula="$0 "/>
                <draw:equation draw:name="f1" draw:formula="10800-$0 "/>
                <draw:handle draw:handle-position="$0 10800" draw:handle-range-x-minimum="0" draw:handle-range-x-maximum="10800"/>
              </draw:enhanced-geometry>
            </draw:custom-shape>
            <draw:frame draw:style-name="gr25" draw:text-style-name="P31" draw:layer="layout" svg:width="4.318cm" svg:height="0.962cm" svg:x="19.213cm" svg:y="5.536cm">
              <draw:text-box>
                <text:p><text:span text:style-name="T29">Spectator!</text:span></text:p>
              </draw:text-box>
            </draw:frame>
          </draw:g>
        </draw:g>
        <draw:frame draw:style-name="gr93" draw:text-style-name="P9" draw:layer="layout" svg:width="8.69cm" svg:height="5.615cm" svg:x="24.73cm" svg:y="7.574cm">
          <draw:image xlink:href="Pictures/10000201000004D6000003235F984A4DB71E1B9F.png" xlink:type="simple" xlink:show="embed" xlink:actuate="onLoad">
            <text:p/>
          </draw:image>
        </draw:frame>
        <draw:frame draw:style-name="gr94" draw:text-style-name="P9" draw:layer="layout" svg:width="8.383cm" svg:height="5.706cm" svg:x="24.891cm" svg:y="1.914cm">
          <draw:image xlink:href="Pictures/10000000000004CF000003460BC2C81F9E94C39C.png" xlink:type="simple" xlink:show="embed" xlink:actuate="onLoad">
            <text:p/>
          </draw:image>
        </draw:frame>
        <draw:frame draw:style-name="gr95" draw:text-style-name="P9" draw:layer="layout" svg:width="9.143cm" svg:height="5.88cm" svg:x="24.724cm" svg:y="13.17cm">
          <draw:image xlink:href="Pictures/10000201000004DB0000031AA3EE96D4FEAB9C0B.png" xlink:type="simple" xlink:show="embed" xlink:actuate="onLoad">
            <text:p/>
          </draw:image>
        </draw:frame>
        <draw:frame draw:style-name="gr96" draw:text-style-name="P40" draw:layer="layout" svg:width="3.81cm" svg:height="1.916cm" svg:x="29.672cm" svg:y="3.302cm">
          <draw:text-box>
            <text:p><text:span text:style-name="T49">z-component</text:span></text:p>
          </draw:text-box>
        </draw:frame>
        <draw:frame draw:style-name="gr96" draw:text-style-name="P40" draw:layer="layout" svg:width="3.81cm" svg:height="1.916cm" svg:x="29.972cm" svg:y="9.144cm">
          <draw:text-box>
            <text:p><text:span text:style-name="T49">x-component</text:span></text:p>
          </draw:text-box>
        </draw:frame>
        <draw:frame draw:style-name="gr96" draw:text-style-name="P40" draw:layer="layout" svg:width="3.81cm" svg:height="1.916cm" svg:x="30.272cm" svg:y="14.644cm">
          <draw:text-box>
            <text:p><text:span text:style-name="T49">y-component</text:span></text:p>
          </draw:text-box>
        </draw:frame>
        <draw:frame draw:style-name="gr97" draw:text-style-name="P33" draw:layer="layout" svg:width="9.144cm" svg:height="1.016cm" svg:x="9.144cm" svg:y="17.272cm">
          <draw:text-box>
            <text:p><text:span text:style-name="T50">11</text:span><text:span text:style-name="T25">B Fragment Momentum [MeV/c]</text:span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8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98" draw:text-style-name="P9" draw:layer="layout" svg:width="19.737cm" svg:height="11.484cm" svg:x="0.023cm" svg:y="3.556cm">
          <draw:image xlink:href="Pictures/10000000000005D40000036FABDCF5AE55CF60AC.png" xlink:type="simple" xlink:show="embed" xlink:actuate="onLoad">
            <text:p/>
          </draw:image>
        </draw:frame>
        <draw:frame draw:name="Datumsplatzhalter 3" presentation:style-name="pr16" draw:text-style-name="P14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17" draw:text-style-name="P16" draw:layer="layout" svg:width="7.619cm" svg:height="1.013cm" svg:x="25.412cm" svg:y="17.658cm">
          <draw:text-box>
            <text:p text:style-name="P15"><text:span text:style-name="T15"><text:page-number>&lt;Foliennummer&gt;</text:page-number></text:span></text:p>
          </draw:text-box>
        </draw:frame>
        <draw:frame draw:style-name="gr51" draw:text-style-name="P24" draw:layer="layout" svg:width="20.242cm" svg:height="2.545cm" svg:x="5.334cm" svg:y="0.762cm">
          <draw:text-box>
            <text:p text:style-name="P23"><text:span text:style-name="T23">Correlations between Fragment and Proton Pair</text:span></text:p>
          </draw:text-box>
        </draw:frame>
        <draw:frame draw:style-name="gr99" draw:text-style-name="P9" draw:layer="layout" svg:width="13.039cm" svg:height="7.365cm" svg:x="20.843cm" svg:y="10.515cm">
          <draw:image xlink:href="Pictures/100000000000057F0000034632DD65A6B9060521.png" xlink:type="simple" xlink:show="embed" xlink:actuate="onLoad">
            <text:p/>
          </draw:image>
        </draw:frame>
        <draw:g>
          <draw:custom-shape draw:style-name="gr37" draw:text-style-name="P19" draw:layer="layout" svg:width="0.339cm" svg:height="0.328cm" svg:x="16.551cm" svg:y="7.3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9" draw:layer="layout" svg:width="0.371cm" svg:height="0.347cm" svg:x="16.614cm" svg:y="7.7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9" draw:layer="layout" svg:width="9.58cm" svg:height="4.572cm" svg:x="10.486cm" svg:y="3.756cm">
            <draw:image xlink:href="Pictures/100002010000015E000000A7393B95577B952532.png" xlink:type="simple" xlink:show="embed" xlink:actuate="onLoad">
              <text:p/>
            </draw:image>
          </draw:frame>
          <draw:custom-shape draw:style-name="gr100" draw:text-style-name="P19" draw:layer="layout" svg:width="4.318cm" svg:height="2.54cm" svg:x="9.398cm" svg:y="2.99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73" draw:text-style-name="P23" draw:layer="layout" svg:width="4.489cm" svg:height="0.798cm" svg:x="11.938cm" svg:y="8.81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01" draw:text-style-name="P41" draw:layer="layout" svg:width="3.048cm" svg:height="0.962cm" svg:x="8.698cm" svg:y="15.302cm">
          <draw:text-box>
            <text:p text:style-name="P23">cos( <text:span text:style-name="T51">γ</text:span> )</text:p>
          </draw:text-box>
        </draw:frame>
        <draw:frame draw:style-name="gr102" draw:text-style-name="P25" draw:layer="layout" svg:width="7.112cm" svg:height="1.641cm" draw:transform="rotate (1.57987203890527) translate (20.033cm 16.949cm)">
          <draw:text-box>
            <text:p><text:span text:style-name="T49">(</text:span><text:span text:style-name="T37">p</text:span><text:span text:style-name="T52">1</text:span><text:span text:style-name="T49">+</text:span><text:span text:style-name="T37">p</text:span><text:span text:style-name="T52">2</text:span><text:span text:style-name="T49">)</text:span><text:span text:style-name="T52">y <text:s/></text:span><text:span text:style-name="T53">in lab system</text:span></text:p>
          </draw:text-box>
        </draw:frame>
        <draw:frame draw:style-name="gr103" draw:text-style-name="P42" draw:layer="layout" svg:width="5.842cm" svg:height="0.924cm" svg:x="25.146cm" svg:y="17.872cm">
          <draw:text-box>
            <text:p text:style-name="P23"><text:span text:style-name="T49">(</text:span><text:span text:style-name="T37">p</text:span><text:span text:style-name="T54">11</text:span><text:span text:style-name="T37">B</text:span><text:span text:style-name="T49">)</text:span><text:span text:style-name="T52">y</text:span><text:span text:style-name="T49"> in lab system</text:span></text:p>
          </draw:text-box>
        </draw:frame>
        <draw:frame draw:style-name="gr104" draw:text-style-name="P9" draw:layer="layout" svg:width="13.001cm" svg:height="7.57cm" svg:x="20.882cm" svg:y="2.14cm">
          <draw:image xlink:href="Pictures/100000000000057F0000034673632AC191E96B68.png" xlink:type="simple" xlink:show="embed" xlink:actuate="onLoad">
            <text:p/>
          </draw:image>
        </draw:frame>
        <draw:frame draw:style-name="gr102" draw:text-style-name="P25" draw:layer="layout" svg:width="7.112cm" svg:height="1.641cm" draw:transform="rotate (1.57987203890527) translate (20.033cm 8.75cm)">
          <draw:text-box>
            <text:p><text:span text:style-name="T49">(</text:span><text:span text:style-name="T37">p</text:span><text:span text:style-name="T52">1</text:span><text:span text:style-name="T49">+</text:span><text:span text:style-name="T37">p</text:span><text:span text:style-name="T52">2</text:span><text:span text:style-name="T49">)</text:span><text:span text:style-name="T52">x <text:s/></text:span><text:span text:style-name="T53">in lab system</text:span></text:p>
          </draw:text-box>
        </draw:frame>
        <draw:frame draw:style-name="gr103" draw:text-style-name="P42" draw:layer="layout" svg:width="5.842cm" svg:height="0.924cm" svg:x="25.146cm" svg:y="9.572cm">
          <draw:text-box>
            <text:p text:style-name="P23"><text:span text:style-name="T49">(</text:span><text:span text:style-name="T37">p</text:span><text:span text:style-name="T54">11</text:span><text:span text:style-name="T37">B</text:span><text:span text:style-name="T49">)</text:span><text:span text:style-name="T52">x</text:span><text:span text:style-name="T49"> in lab system</text:span></text:p>
          </draw:text-box>
        </draw:frame>
        <draw:frame draw:style-name="gr105" draw:text-style-name="P25" draw:layer="layout" svg:width="7.62cm" svg:height="0.962cm" svg:x="23.298cm" svg:y="2.386cm">
          <draw:text-box>
            <text:p>x-component correlations</text:p>
          </draw:text-box>
        </draw:frame>
        <draw:frame draw:style-name="gr105" draw:text-style-name="P25" draw:layer="layout" svg:width="7.62cm" svg:height="0.962cm" svg:x="23.298cm" svg:y="10.586cm">
          <draw:text-box>
            <text:p>y-component correlations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9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18" draw:text-style-name="P14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19" draw:text-style-name="P16" draw:layer="layout" svg:width="7.619cm" svg:height="1.013cm" svg:x="25.412cm" svg:y="17.658cm">
          <draw:text-box>
            <text:p text:style-name="P15"><text:span text:style-name="T15"><text:page-number>&lt;Foliennummer&gt;</text:page-number></text:span></text:p>
          </draw:text-box>
        </draw:frame>
        <draw:frame draw:style-name="gr51" draw:text-style-name="P24" draw:layer="layout" svg:width="20.242cm" svg:height="2.545cm" svg:x="5.334cm" svg:y="0.762cm">
          <draw:text-box>
            <text:p text:style-name="P23"><text:span text:style-name="T23">What if we cut on the events with high inner proton momentum?</text:span></text:p>
          </draw:text-box>
        </draw:frame>
        <draw:frame draw:style-name="gr106" draw:text-style-name="P9" draw:layer="layout" svg:width="16.51cm" svg:height="9.295cm" svg:x="17.018cm" svg:y="9.501cm">
          <draw:image xlink:href="Pictures/100000000000063500000346570EB65F5234B9DD.png" xlink:type="simple" xlink:show="embed" xlink:actuate="onLoad">
            <text:p/>
          </draw:image>
        </draw:frame>
        <draw:frame draw:style-name="gr107" draw:text-style-name="P9" draw:layer="layout" svg:width="17.906cm" svg:height="10.155cm" svg:x="0.128cm" svg:y="3.561cm">
          <draw:image xlink:href="Pictures/100000000000063500000346124A570446CBDBBB.png" xlink:type="simple" xlink:show="embed" xlink:actuate="onLoad">
            <text:p/>
          </draw:image>
        </draw:frame>
        <draw:frame draw:style-name="gr25" draw:text-style-name="P25" draw:layer="layout" svg:width="2.032cm" svg:height="0.962cm" svg:x="4.572cm" svg:y="4.626cm">
          <draw:text-box>
            <text:p>1/2-</text:p>
          </draw:text-box>
        </draw:frame>
        <draw:frame draw:style-name="gr25" draw:text-style-name="P25" draw:layer="layout" svg:width="2.032cm" svg:height="0.962cm" svg:x="9.144cm" svg:y="7.42cm">
          <draw:text-box>
            <text:p>3/2-</text:p>
          </draw:text-box>
        </draw:frame>
        <draw:frame draw:style-name="gr108" draw:text-style-name="P18" draw:layer="layout" svg:width="2.54cm" svg:height="1.119cm" svg:x="11.684cm" svg:y="9.549cm">
          <draw:text-box>
            <text:p><text:span text:style-name="T55">7/2-</text:span></text:p>
          </draw:text-box>
        </draw:frame>
        <draw:frame draw:style-name="gr25" draw:text-style-name="P43" draw:layer="layout" svg:width="10.922cm" svg:height="0.962cm" svg:x="4.826cm" svg:y="14.224cm">
          <draw:text-box>
            <text:p><text:span text:style-name="T56">No 5/2- population (4.4 MeV)</text:span></text:p>
          </draw:text-box>
        </draw:frame>
        <draw:frame draw:style-name="gr25" draw:text-style-name="P25" draw:layer="layout" svg:width="2.032cm" svg:height="0.962cm" svg:x="20.972cm" svg:y="11.326cm">
          <draw:text-box>
            <text:p>1/2-</text:p>
          </draw:text-box>
        </draw:frame>
        <draw:frame draw:style-name="gr25" draw:text-style-name="P25" draw:layer="layout" svg:width="2.032cm" svg:height="0.962cm" svg:x="25.144cm" svg:y="13.62cm">
          <draw:text-box>
            <text:p>3/2-</text:p>
          </draw:text-box>
        </draw:frame>
        <draw:frame draw:style-name="gr108" draw:text-style-name="P18" draw:layer="layout" svg:width="2.54cm" svg:height="1.119cm" svg:x="27.784cm" svg:y="15.05cm">
          <draw:text-box>
            <text:p><text:span text:style-name="T55">7/2-</text:span></text:p>
          </draw:text-box>
        </draw:frame>
        <draw:frame draw:style-name="gr6" draw:text-style-name="P18" draw:layer="layout" svg:width="6.604cm" svg:height="2.384cm" svg:x="11.176cm" svg:y="4.982cm">
          <draw:text-box>
            <text:p><text:span text:style-name="T17">x-momentum cut</text:span></text:p>
          </draw:text-box>
        </draw:frame>
        <draw:frame draw:style-name="gr6" draw:text-style-name="P18" draw:layer="layout" svg:width="6.604cm" svg:height="2.384cm" svg:x="27.263cm" svg:y="10.316cm">
          <draw:text-box>
            <text:p><text:span text:style-name="T17">y-momentum cut</text:span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10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1" presentation:use-footer-name="ftr1">
        <office:forms form:automatic-focus="false" form:apply-design-mode="false"/>
        <draw:frame draw:name="Datumsplatzhalter 3" presentation:style-name="pr20" draw:text-style-name="P14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21" draw:text-style-name="P16" draw:layer="layout" svg:width="7.619cm" svg:height="1.013cm" svg:x="25.412cm" svg:y="17.658cm">
          <draw:text-box>
            <text:p text:style-name="P15"><text:span text:style-name="T15"><text:page-number>&lt;Foliennummer&gt;</text:page-number></text:span></text:p>
          </draw:text-box>
        </draw:frame>
        <draw:custom-shape draw:style-name="gr15" draw:text-style-name="P19" draw:layer="layout" svg:width="1.855cm" svg:height="1.778cm" svg:x="4.287cm" svg:y="13.146cm">
          <text:p/>
          <draw:enhanced-geometry svg:viewBox="0 0 21600 21600" draw:type="rectangle" draw:enhanced-path="M 0 0 L 21600 0 21600 21600 0 21600 0 0 Z N"/>
        </draw:custom-shape>
        <draw:frame draw:style-name="gr109" draw:text-style-name="P18" draw:layer="layout" svg:width="19.304cm" svg:height="1.517cm" svg:x="6.858cm" svg:y="1.016cm">
          <draw:text-box>
            <text:p text:style-name="P23"><text:span text:style-name="T57">Summary</text:span></text:p>
          </draw:text-box>
        </draw:frame>
        <draw:frame draw:style-name="gr25" draw:text-style-name="P18" draw:layer="layout" svg:width="23.876cm" svg:height="0.962cm" svg:x="3.302cm" svg:y="2.54cm">
          <draw:text-box>
            <text:list text:style-name="L3">
              <text:list-item>
                <text:p><text:span text:style-name="T17">Identification of the QFS-process:</text:span></text:p>
              </text:list-item>
            </text:list>
          </draw:text-box>
        </draw:frame>
        <draw:g>
          <draw:frame draw:style-name="gr36" draw:text-style-name="P9" draw:layer="layout" svg:width="10.414cm" svg:height="6.865cm" svg:x="0.254cm" svg:y="4.318cm">
            <draw:image xlink:href="Pictures/10000000000003B5000003143087E2BC5FDD28CE.png" xlink:type="simple" xlink:show="embed" xlink:actuate="onLoad">
              <text:p/>
            </draw:image>
          </draw:frame>
          <draw:custom-shape draw:style-name="gr37" draw:text-style-name="P19" draw:layer="layout" svg:width="0.167cm" svg:height="0.136cm" svg:x="9.518cm" svg:y="5.6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9" draw:layer="layout" svg:width="0.184cm" svg:height="0.147cm" svg:x="9.548cm" svg:y="5.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9" draw:layer="layout" svg:width="0.266cm" svg:height="0.22cm" svg:x="6.074cm" svg:y="9.1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29" draw:layer="layout" svg:width="0.791cm" svg:height="0.651cm" svg:x="5.733cm" svg:y="7.174cm">
            <text:p/>
            <draw:enhanced-geometry svg:viewBox="0 0 21600 21600" draw:glue-points="10800 0 3163 3163 0 10800 3163 18437 10800 21600 18437 18437 21600 10800 18437 3163" draw:text-areas="3163 3163 18437 18437" draw:type="ring" draw:modifiers="2149.07251264755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  <draw:frame draw:style-name="gr111" draw:text-style-name="P31" draw:layer="layout" svg:width="1.695cm" svg:height="1.082cm" svg:x="6.297cm" svg:y="8.496cm">
            <draw:text-box>
              <text:p><text:span text:style-name="T28">11</text:span><text:span text:style-name="T29">B</text:span></text:p>
            </draw:text-box>
          </draw:frame>
          <draw:line draw:style-name="gr46" draw:text-style-name="P9" draw:layer="layout" svg:x1="6.637cm" svg:y1="8.496cm" svg:x2="6.298cm" svg:y2="7.825cm">
            <text:p/>
          </draw:line>
        </draw:g>
        <draw:frame draw:style-name="gr72" draw:text-style-name="P9" draw:layer="layout" svg:width="11.785cm" svg:height="6.604cm" svg:x="21.844cm" svg:y="4.318cm">
          <draw:image xlink:href="Pictures/100000000000077E000003FFE5E177CD1BAE4C41.png" xlink:type="simple" xlink:show="embed" xlink:actuate="onLoad">
            <text:p/>
          </draw:image>
        </draw:frame>
        <draw:frame draw:style-name="gr25" draw:text-style-name="P44" draw:layer="layout" svg:width="4.826cm" svg:height="0.962cm" svg:x="3.286cm" svg:y="3.656cm">
          <draw:text-box>
            <text:p text:style-name="P23"><text:span text:style-name="T58">11</text:span><text:span text:style-name="T59">B Fragment</text:span></text:p>
          </draw:text-box>
        </draw:frame>
        <draw:frame draw:style-name="gr58" draw:text-style-name="P25" draw:layer="layout" svg:width="7.874cm" svg:height="0.839cm" svg:x="12.7cm" svg:y="3.556cm">
          <draw:text-box>
            <text:p><text:span text:style-name="T59">Polar Angles of two protons</text:span></text:p>
          </draw:text-box>
        </draw:frame>
        <draw:frame draw:style-name="gr58" draw:text-style-name="P25" draw:layer="layout" svg:width="6.628cm" svg:height="0.839cm" svg:x="24.814cm" svg:y="3.502cm">
          <draw:text-box>
            <text:p><text:span text:style-name="T59">Gamma Spectrum of </text:span><text:span text:style-name="T58">11</text:span><text:span text:style-name="T59">B</text:span></text:p>
          </draw:text-box>
        </draw:frame>
        <draw:frame draw:style-name="gr25" draw:text-style-name="P18" draw:layer="layout" svg:width="16.002cm" svg:height="0.962cm" svg:x="3.048cm" svg:y="11.684cm">
          <draw:text-box>
            <text:list text:style-name="L3">
              <text:list-item>
                <text:p><text:span text:style-name="T17">Inner Momenta and according correlation plots:</text:span></text:p>
              </text:list-item>
            </text:list>
          </draw:text-box>
        </draw:frame>
        <draw:frame draw:style-name="gr75" draw:text-style-name="P9" draw:layer="layout" svg:width="8.458cm" svg:height="5.863cm" svg:x="5.004cm" svg:y="12.723cm">
          <draw:image xlink:href="Pictures/100000000000062400000346EB8420A7403080E7.png" xlink:type="simple" xlink:show="embed" xlink:actuate="onLoad">
            <text:p/>
          </draw:image>
        </draw:frame>
        <draw:frame draw:style-name="gr112" draw:text-style-name="P45" draw:layer="layout" svg:width="5.588cm" svg:height="1.361cm" svg:x="7.428cm" svg:y="14.395cm">
          <draw:text-box>
            <text:p text:style-name="P23"><text:span text:style-name="T60">nucleon <text:s/>momentum </text:span></text:p>
            <text:p text:style-name="P23"><text:span text:style-name="T60">inside </text:span><text:span text:style-name="T61">12</text:span><text:span text:style-name="T60">C </text:span></text:p>
          </draw:text-box>
        </draw:frame>
        <draw:frame draw:style-name="gr98" draw:text-style-name="P9" draw:layer="layout" svg:width="9.652cm" svg:height="5.616cm" svg:x="18.034cm" svg:y="12.646cm">
          <draw:image xlink:href="Pictures/10000000000005D40000036FABDCF5AE55CF60AC.png" xlink:type="simple" xlink:show="embed" xlink:actuate="onLoad">
            <text:p/>
          </draw:image>
        </draw:frame>
        <draw:frame draw:style-name="gr101" draw:text-style-name="P46" draw:layer="layout" svg:width="3.048cm" svg:height="0.962cm" svg:x="22.098cm" svg:y="18.088cm">
          <draw:text-box>
            <text:p text:style-name="P23"><text:span text:style-name="T62">cos( </text:span><text:span text:style-name="T63">γ</text:span><text:span text:style-name="T62"> )</text:span></text:p>
          </draw:text-box>
        </draw:frame>
        <draw:g>
          <draw:custom-shape draw:style-name="gr37" draw:text-style-name="P19" draw:layer="layout" svg:width="0.258cm" svg:height="0.25cm" svg:x="28.564cm" svg:y="15.0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19" draw:layer="layout" svg:width="0.283cm" svg:height="0.264cm" svg:x="28.612cm" svg:y="15.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9" draw:layer="layout" svg:width="7.299cm" svg:height="3.483cm" svg:x="23.943cm" svg:y="12.265cm">
            <draw:image xlink:href="Pictures/100002010000015E000000A7393B95577B952532.png" xlink:type="simple" xlink:show="embed" xlink:actuate="onLoad">
              <text:p/>
            </draw:image>
          </draw:frame>
          <draw:custom-shape draw:style-name="gr113" draw:text-style-name="P19" draw:layer="layout" svg:width="3.29cm" svg:height="1.935cm" svg:x="23.114cm" svg:y="11.68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frame draw:style-name="gr114" draw:text-style-name="P9" draw:layer="layout" svg:width="10.414cm" svg:height="6.581cm" svg:x="11.006cm" svg:y="4.299cm">
          <draw:image xlink:href="Pictures/10000000000004A800000346BF46E26024BBDA97.png" xlink:type="simple" xlink:show="embed" xlink:actuate="onLoad">
            <text:p/>
          </draw:image>
        </draw:frame>
        <presentation:notes draw:style-name="dp2" presentation:use-footer-name="ftr1">
          <draw:page-thumbnail draw:style-name="gr9" draw:layer="layout" svg:width="19.798cm" svg:height="11.136cm" svg:x="0.6cm" svg:y="2.257cm" draw:page-number="11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el_20_und_20_Inhalt" presentation:presentation-page-layout-name="AL2T11" presentation:use-footer-name="ftr1">
        <office:forms form:automatic-focus="false" form:apply-design-mode="false"/>
        <draw:g>
          <draw:frame draw:style-name="gr115" draw:text-style-name="P9" draw:layer="layout" svg:width="12.098cm" svg:height="6.875cm" svg:x="10.762cm" svg:y="12.175cm">
            <draw:image xlink:href="Pictures/1000020100000484000002A0978E0A6D163C4653.png" xlink:type="simple" xlink:show="embed" xlink:actuate="onLoad">
              <text:p/>
            </draw:image>
          </draw:frame>
          <draw:custom-shape draw:style-name="gr116" draw:text-style-name="P19" draw:layer="layout" svg:width="2.438cm" svg:height="2.456cm" svg:x="16.612cm" svg:y="11.684cm">
            <text:p/>
            <draw:enhanced-geometry svg:viewBox="0 0 21600 21600" draw:type="rectangle" draw:enhanced-path="M 0 0 L 21600 0 21600 21600 0 21600 0 0 Z N"/>
          </draw:custom-shape>
        </draw:g>
        <draw:frame draw:name="Datumsplatzhalter 3" presentation:style-name="pr22" draw:text-style-name="P14" draw:layer="layout" svg:width="4.656cm" svg:height="1.013cm" svg:x="5.292cm" svg:y="17.658cm">
          <draw:text-box>
            <text:p text:style-name="P4"><text:span text:style-name="T15">Tobias Jenegger</text:span></text:p>
          </draw:text-box>
        </draw:frame>
        <draw:frame draw:name="Foliennummernplatzhalter 5" presentation:style-name="pr23" draw:text-style-name="P16" draw:layer="layout" svg:width="7.619cm" svg:height="1.013cm" svg:x="25.412cm" svg:y="17.658cm">
          <draw:text-box>
            <text:p text:style-name="P15"><text:span text:style-name="T15"><text:page-number>&lt;Foliennummer&gt;</text:page-number></text:span></text:p>
          </draw:text-box>
        </draw:frame>
        <draw:frame draw:style-name="gr109" draw:text-style-name="P18" draw:layer="layout" svg:width="19.304cm" svg:height="1.517cm" svg:x="6.858cm" svg:y="0.316cm">
          <draw:text-box>
            <text:p text:style-name="P23"><text:span text:style-name="T57">Outlook</text:span></text:p>
          </draw:text-box>
        </draw:frame>
        <draw:g>
          <draw:g>
            <draw:frame draw:style-name="gr17" draw:text-style-name="P9" draw:layer="layout" svg:width="13.429cm" svg:height="1.812cm" svg:x="8.666cm" svg:y="6.794cm">
              <draw:image xlink:href="Pictures/100002010000043200000091D88707BBEB84DA29.png" xlink:type="simple" xlink:show="embed" xlink:actuate="onLoad">
                <text:p/>
              </draw:image>
            </draw:frame>
            <draw:custom-shape draw:style-name="gr117" draw:text-style-name="P19" draw:layer="layout" svg:width="0.508cm" svg:height="0.762cm" svg:x="21.674cm" svg:y="7.944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18" draw:text-style-name="P25" draw:layer="layout" svg:width="1.27cm" svg:height="0.806cm" svg:x="21.336cm" svg:y="8.184cm">
            <draw:text-box>
              <text:p><text:span text:style-name="T64">11</text:span><text:span text:style-name="T49">B</text:span></text:p>
            </draw:text-box>
          </draw:frame>
        </draw:g>
        <draw:frame draw:style-name="gr119" draw:text-style-name="P9" draw:layer="layout" svg:width="10.059cm" svg:height="6.096cm" svg:x="22.961cm" svg:y="4.572cm">
          <draw:image xlink:href="Pictures/100000000000056200000354FC7114631A21AFF9.png" xlink:type="simple" xlink:show="embed" xlink:actuate="onLoad">
            <text:p/>
          </draw:image>
        </draw:frame>
        <draw:frame draw:style-name="gr120" draw:text-style-name="P44" draw:layer="layout" svg:width="5.08cm" svg:height="0.966cm" svg:x="28.102cm" svg:y="5.974cm">
          <draw:text-box>
            <text:p text:style-name="P23"><text:span text:style-name="T49">&lt;</text:span><text:span text:style-name="T37">S</text:span><text:span text:style-name="T52">p</text:span><text:span text:style-name="T49">&gt; </text:span><text:span text:style-name="T65">≈</text:span><text:span text:style-name="T49"> 6.7 MeV/c</text:span><text:span text:style-name="T64">2</text:span></text:p>
          </draw:text-box>
        </draw:frame>
        <draw:frame draw:style-name="gr121" draw:text-style-name="P25" draw:layer="layout" svg:width="28.956cm" svg:height="17.92cm" svg:x="1.016cm" svg:y="1.946cm">
          <draw:text-box>
            <text:list text:style-name="L3">
              <text:list-item>
                <text:p text:style-name="P11"><text:span text:style-name="T41">Analyze data with other CH</text:span><text:span text:style-name="T42">2</text:span><text:span text:style-name="T41"> target lengths (24.53/24 mm)</text:span></text:p>
              </text:list-item>
              <text:list-item>
                <text:p text:style-name="P11"><text:span text:style-name="T41">Background subtraction with carbon target (5.4/10.86/21.98 mm)</text:span></text:p>
              </text:list-item>
            </text:list>
            <text:p text:style-name="P11"><text:span text:style-name="T41"><text:s text:c="3"/>→ </text:span><text:span text:style-name="T41">Get cross section for QFS-process </text:span></text:p>
            <text:p text:style-name="P11"><text:span text:style-name="T41"/></text:p>
            <text:list text:continue-numbering="true" text:style-name="L3">
              <text:list-item>
                <text:p text:style-name="P47"><text:span text:style-name="T41">Further investigations of nuclear properties, eg. proton separation energy</text:span></text:p>
                <text:p text:style-name="P47"><text:span text:style-name="T39">S</text:span><text:span text:style-name="T42">p</text:span><text:span text:style-name="T41"> = T</text:span><text:span text:style-name="T42">tg</text:span><text:span text:style-name="T41"> -T</text:span><text:span text:style-name="T42">p1</text:span><text:span text:style-name="T41"> -T</text:span><text:span text:style-name="T42">p2</text:span><text:span text:style-name="T41"> -T</text:span><text:span text:style-name="T42">11B </text:span><text:span text:style-name="T66"><text:s/>= </text:span></text:p>
              </text:list-item>
            </text:list>
            <text:p text:style-name="P47"><text:span text:style-name="T41"/></text:p>
            <text:p text:style-name="P47"><text:span text:style-name="T41"/></text:p>
            <text:list text:style-name="L4">
              <text:list-item>
                <text:p text:style-name="P47"><text:span text:style-name="T41">S444 Comissioning Experiment can also be used for 12C – 12C inelastic scattering analysis</text:span></text:p>
              </text:list-item>
            </text:list>
            <text:p text:style-name="P47"><text:span text:style-name="T41"><text:s/></text:span></text:p>
            <text:p text:style-name="P47"><text:span text:style-name="T41"/></text:p>
            <text:p text:style-name="P47"><text:span text:style-name="T41"/></text:p>
            <text:p text:style-name="P47"><text:span text:style-name="T41"/></text:p>
            <text:p text:style-name="P48"><text:span text:style-name="T41"/></text:p>
            <text:p text:style-name="P48"><text:span text:style-name="T41"/></text:p>
          </draw:text-box>
        </draw:frame>
        <draw:frame draw:style-name="gr122" draw:text-style-name="P44" draw:layer="layout" svg:width="7.874cm" svg:height="0.911cm" svg:x="21.36cm" svg:y="12.505cm">
          <draw:text-box>
            <text:p text:style-name="P23"><text:span text:style-name="T59">4.4 MeV </text:span><text:span text:style-name="T58">12</text:span><text:span text:style-name="T59">C first excited state </text:span></text:p>
          </draw:text-box>
        </draw:frame>
        <draw:line draw:style-name="gr123" draw:text-style-name="P9" draw:layer="layout" svg:x1="21.36cm" svg:y1="13.416cm" svg:x2="17.018cm" svg:y2="14.732cm">
          <text:p/>
        </draw:line>
        <draw:g>
          <draw:frame draw:style-name="gr124" draw:text-style-name="P25" draw:layer="layout" svg:width="6.35cm" svg:height="1.774cm" svg:x="24.13cm" svg:y="15.752cm">
            <draw:text-box>
              <text:p><text:span text:style-name="T62">- CH</text:span><text:span text:style-name="T67">2</text:span><text:span text:style-name="T62"> target</text:span></text:p>
              <text:p><text:span text:style-name="T62">- C target</text:span></text:p>
              <text:p><text:span text:style-name="T62">- background</text:span></text:p>
            </draw:text-box>
          </draw:frame>
          <draw:custom-shape draw:style-name="gr125" draw:text-style-name="P49" draw:layer="layout" svg:width="0.916cm" svg:height="0.152cm" svg:x="23.62cm" svg:y="16.002cm">
            <text:p/>
            <draw:enhanced-geometry svg:viewBox="0 0 21600 21600" draw:type="rectangle" draw:enhanced-path="M 0 0 L 21600 0 21600 21600 0 21600 0 0 Z N"/>
          </draw:custom-shape>
          <draw:custom-shape draw:style-name="gr126" draw:text-style-name="P29" draw:layer="layout" svg:width="0.916cm" svg:height="0.152cm" svg:x="23.622cm" svg:y="16.602cm">
            <text:p/>
            <draw:enhanced-geometry svg:viewBox="0 0 21600 21600" draw:type="rectangle" draw:enhanced-path="M 0 0 L 21600 0 21600 21600 0 21600 0 0 Z N"/>
          </draw:custom-shape>
          <draw:custom-shape draw:style-name="gr127" draw:text-style-name="P26" draw:layer="layout" svg:width="0.916cm" svg:height="0.152cm" svg:x="23.622cm" svg:y="17.102cm">
            <text:p/>
            <draw:enhanced-geometry svg:viewBox="0 0 21600 21600" draw:type="rectangle" draw:enhanced-path="M 0 0 L 21600 0 21600 21600 0 21600 0 0 Z N"/>
          </draw:custom-shape>
        </draw:g>
        <presentation:notes draw:style-name="dp2" presentation:use-footer-name="ftr1">
          <draw:page-thumbnail draw:style-name="gr9" draw:layer="layout" svg:width="19.798cm" svg:height="11.136cm" svg:x="0.6cm" svg:y="2.257cm" draw:page-number="12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3" draw:master-page-name="Titel_20_und_20_Inhalt" presentation:presentation-page-layout-name="AL2T11" presentation:use-footer-name="ftr1">
        <office:forms form:automatic-focus="false" form:apply-design-mode="false"/>
        <draw:frame draw:name="Inhaltsplatzhalter 2" presentation:style-name="pr24" draw:text-style-name="P51" draw:layer="layout" svg:width="30.701cm" svg:height="14.829cm" svg:x="1.628cm" svg:y="1.928cm" presentation:class="outline" presentation:user-transformed="true">
          <draw:text-box>
            <text:p text:style-name="P50"><text:span text:style-name="T68"/></text:p>
            <text:p text:style-name="P50"><text:span text:style-name="T68"/></text:p>
            <text:p text:style-name="P50"><text:span text:style-name="T68"/></text:p>
            <text:p text:style-name="P50"><text:span text:style-name="T68"/></text:p>
            <text:p text:style-name="P50"><text:span text:style-name="T68"/></text:p>
            <text:p text:style-name="P50"><text:span text:style-name="T68"/></text:p>
            <text:p text:style-name="P50"><text:span text:style-name="T68"/></text:p>
            <text:p text:style-name="P50"><text:span text:style-name="T68"/></text:p>
          </draw:text-box>
        </draw:frame>
        <draw:frame draw:name="Datumsplatzhalter 3" presentation:style-name="pr25" draw:text-style-name="P14" draw:layer="layout" svg:width="4.656cm" svg:height="1.013cm" svg:x="5.292cm" svg:y="17.657cm" presentation:class="date-time" presentation:user-transformed="true">
          <draw:text-box>
            <text:p text:style-name="P52"><text:span text:style-name="T15">Tobias Jenegger</text:span></text:p>
          </draw:text-box>
        </draw:frame>
        <draw:frame draw:name="Foliennummernplatzhalter 5" presentation:style-name="pr25" draw:text-style-name="P16" draw:layer="layout" svg:width="7.619cm" svg:height="1.013cm" svg:x="25.411cm" svg:y="17.657cm" presentation:class="page-number" presentation:user-transformed="true">
          <draw:text-box>
            <text:p text:style-name="P53"><text:span text:style-name="T15"><text:page-number>&lt;Foliennummer&gt;</text:page-number></text:span></text:p>
          </draw:text-box>
        </draw:frame>
        <draw:g draw:name="Gruppieren 6">
          <draw:frame draw:name="Picture 2" draw:style-name="gr1" draw:text-style-name="P1" draw:layer="layout" svg:width="3.614cm" svg:height="2.558cm" svg:x="9.5cm" svg:y="1.467cm">
            <draw:image xlink:href="Pictures/100000000000009A0000008269AA511803DCA2CC.jpg" xlink:type="simple" xlink:show="embed" xlink:actuate="onLoad">
              <text:p/>
            </draw:image>
          </draw:frame>
          <draw:frame draw:name="Picture 4" draw:style-name="gr1" draw:text-style-name="P1" draw:layer="layout" svg:width="3.93cm" svg:height="2.494cm" svg:x="15.787cm" svg:y="1.4cm">
            <draw:image xlink:href="Pictures/10000201000000B4000000888FA74FE1D99667A8.png" xlink:type="simple" xlink:show="embed" xlink:actuate="onLoad">
              <text:p/>
            </draw:image>
          </draw:frame>
          <draw:frame draw:name="Picture 8" draw:style-name="gr128" draw:text-style-name="P1" draw:layer="layout" svg:width="2.912cm" svg:height="2.753cm" svg:x="22.388cm" svg:y="1.467cm">
            <draw:image xlink:href="Pictures/100002010000043E000002E1FCFC1193BA5BB62C.png" xlink:type="simple" xlink:show="embed" xlink:actuate="onLoad">
              <text:p/>
            </draw:image>
          </draw:frame>
        </draw:g>
        <draw:frame draw:style-name="gr129" draw:text-style-name="P54" draw:layer="layout" svg:width="11.8cm" svg:height="2.376cm" svg:x="12.1cm" svg:y="4.7cm">
          <draw:text-box>
            <text:p><text:span text:style-name="T69">Thank you!</text:span></text:p>
          </draw:text-box>
        </draw:frame>
        <draw:frame draw:style-name="gr5" draw:text-style-name="P9" draw:layer="layout" svg:width="3.414cm" svg:height="2.421cm" svg:x="22.098cm" svg:y="15.1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9" draw:layer="layout" svg:width="4.77cm" svg:height="1.584cm" svg:x="25.229cm" svg:y="15.5cm">
          <draw:image xlink:href="Pictures/1000000000000236000000BC10F0DA6233531EC4.png" xlink:type="simple" xlink:show="embed" xlink:actuate="onLoad">
            <text:p/>
          </draw:image>
        </draw:frame>
        <draw:frame draw:style-name="gr5" draw:text-style-name="P9" draw:layer="layout" svg:width="2.4cm" svg:height="2.4cm" svg:x="30.199cm" svg:y="14.999cm">
          <draw:image xlink:href="Pictures/100000000000049D0000049D72036EDEFFE6488D.jpg" xlink:type="simple" xlink:show="embed" xlink:actuate="onLoad">
            <text:p/>
          </draw:image>
        </draw:frame>
        <draw:frame draw:style-name="gr130" draw:text-style-name="P38" draw:layer="layout" svg:width="27.686cm" svg:height="5.228cm" svg:x="4.064cm" svg:y="9.906cm">
          <draw:text-box>
            <text:p><text:span text:style-name="T18">Special Thanks to:</text:span></text:p>
            <text:p><text:span text:style-name="T46"/></text:p>
            <text:p><text:span text:style-name="T41">Panin Valerii</text:span></text:p>
            <text:p><text:span text:style-name="T41"/></text:p>
            <text:p><text:span text:style-name="T41">SOFIA Group (A. Chatillon, J. Taieb, et. al.)</text:span></text:p>
            <text:p><text:span text:style-name="T41"/></text:p>
            <text:p><text:span text:style-name="T46"/></text:p>
          </draw:text-box>
        </draw:frame>
        <draw:frame draw:style-name="gr8" draw:text-style-name="P9" draw:layer="layout" svg:width="2.594cm" svg:height="2.162cm" svg:x="18.726cm" svg:y="15.262cm">
          <draw:image xlink:href="Pictures/1000020100000111000000E952E9D13315B06CFB.png" xlink:type="simple" xlink:show="embed" xlink:actuate="onLoad">
            <text:p/>
          </draw:image>
        </draw:frame>
        <presentation:notes draw:style-name="dp2" presentation:use-footer-name="ftr1">
          <draw:page-thumbnail draw:style-name="gr9" draw:layer="layout" svg:width="19.798cm" svg:height="11.136cm" svg:x="0.6cm" svg:y="2.257cm" draw:page-number="13" presentation:class="page"/>
          <draw:frame presentation:style-name="pr4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svg:stroke-color="#3465a4" draw:fill="solid" draw:fill-color="#729fcf" draw:textarea-horizontal-align="justify" draw:shadow="hidden" draw:shadow-offset-x="0.203cm" draw:shadow-offset-y="0.203cm" draw:shadow-color="#808080"/>
      <style:paragraph-properties>
        <style:tab-stops/>
      </style:paragraph-properties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top="0.1cm" fo:margin-bottom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top="0.1cm" fo:margin-bottom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top="0.1cm" fo:margin-bottom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top="0.1cm" fo:margin-bottom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top="0.1cm" fo:margin-bottom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background" style:display-name="Zwei Inhalte_-background" style:family="presentation">
      <style:graphic-properties draw:stroke="none" draw:fill="solid" draw:fill-color="#ffffff"/>
      <style:text-properties style:letter-kerning="true"/>
    </style:style>
    <style:style style:name="Zwei_20_Inhalte_5f_-backgroundobjects" style:display-name="Zwei Inhal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-notes" style:display-name="Zwei 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-outline1" style:display-name="Zwei Inhalte_-outline1" style:family="presentation">
      <style:graphic-properties draw:stroke="none" draw:fill="none" draw:auto-grow-height="false" draw:fit-to-size="shrink-to-fit" style:shrink-to-fit="true">
        <text:list-style style:name="Zwei_20_Inhalte_5f_-outline1" style:display-name="Zwei Inhalt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outline2" style:display-name="Zwei Inhalte_-outline2" style:family="presentation" style:parent-style-name="Zwei_20_Inhalte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3" style:display-name="Zwei Inhalte_-outline3" style:family="presentation" style:parent-style-name="Zwei_20_Inhalte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4" style:display-name="Zwei Inhalte_-outline4" style:family="presentation" style:parent-style-name="Zwei_20_Inhalte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5" style:display-name="Zwei Inhalte_-outline5" style:family="presentation" style:parent-style-name="Zwei_20_Inhalte_5f_-outline4">
      <style:paragraph-properties fo:margin-top="0.1cm" fo:margin-bottom="0cm"/>
      <style:text-properties fo:font-size="20pt" style:font-size-asian="20pt" style:font-size-complex="20pt"/>
    </style:style>
    <style:style style:name="Zwei_20_Inhalte_5f_-outline6" style:display-name="Zwei Inhalte_-outline6" style:family="presentation" style:parent-style-name="Zwei_20_Inhalte_5f_-outline5">
      <style:paragraph-properties fo:margin-top="0.1cm" fo:margin-bottom="0cm"/>
      <style:text-properties fo:font-size="20pt" style:font-size-asian="20pt" style:font-size-complex="20pt"/>
    </style:style>
    <style:style style:name="Zwei_20_Inhalte_5f_-outline7" style:display-name="Zwei Inhalte_-outline7" style:family="presentation" style:parent-style-name="Zwei_20_Inhalte_5f_-outline6">
      <style:paragraph-properties fo:margin-top="0.1cm" fo:margin-bottom="0cm"/>
      <style:text-properties fo:font-size="20pt" style:font-size-asian="20pt" style:font-size-complex="20pt"/>
    </style:style>
    <style:style style:name="Zwei_20_Inhalte_5f_-outline8" style:display-name="Zwei Inhalte_-outline8" style:family="presentation" style:parent-style-name="Zwei_20_Inhalte_5f_-outline7">
      <style:paragraph-properties fo:margin-top="0.1cm" fo:margin-bottom="0cm"/>
      <style:text-properties fo:font-size="20pt" style:font-size-asian="20pt" style:font-size-complex="20pt"/>
    </style:style>
    <style:style style:name="Zwei_20_Inhalte_5f_-outline9" style:display-name="Zwei Inhalte_-outline9" style:family="presentation" style:parent-style-name="Zwei_20_Inhalte_5f_-outline8">
      <style:paragraph-properties fo:margin-top="0.1cm" fo:margin-bottom="0cm"/>
      <style:text-properties fo:font-size="20pt" style:font-size-asian="20pt" style:font-size-complex="20pt"/>
    </style:style>
    <style:style style:name="Zwei_20_Inhalte_5f_-subtitle" style:display-name="Zwei Inhalte_-subtitle" style:family="presentation">
      <style:graphic-properties draw:stroke="none" draw:fill="none" draw:textarea-vertical-align="middle">
        <text:list-style style:name="Zwei_20_Inhalte_5f_-subtitle" style:display-name="Zwei Inhalt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-title" style:display-name="Zwei Inhalte_-title" style:family="presentation">
      <style:graphic-properties draw:stroke="none" draw:fill="none" draw:textarea-vertical-align="middle">
        <text:list-style style:name="Zwei_20_Inhalte_5f_-title" style:display-name="Zwei Inhalt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Titel_20_und_20_Inhal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5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6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7" style:family="presentation" style:parent-style-name="Titel_20_und_20_Inhalt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Zwei_20_Inhalt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0" style:family="presentation" style:parent-style-name="Zwei_20_Inhalte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1" style:family="presentation" style:parent-style-name="Zwei_20_Inhalt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2" style:family="presentation" style:parent-style-name="Zwei_20_Inhalte_5f_-backgroundobjects">
      <style:graphic-properties draw:stroke="none" draw:fill="none" draw:fill-color="#ffffff" draw:auto-grow-height="false" fo:min-height="1.485cm"/>
    </style:style>
    <style:style style:name="Mpr23" style:family="presentation" style:parent-style-name="Zwei_20_Inhalt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Leer" style:page-layout-name="PM1" draw:style-name="Mdp1">
      <draw:frame draw:name="Datumsplatzhalt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Lukas Ponnath</text:span></text:p>
        </draw:text-box>
      </draw:frame>
      <draw:frame draw:name="Foliennummernplatzhalt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2"><text:page-number>&lt;Foliennummer&gt;</text:page-number></text:span></text:p>
        </draw:text-box>
      </draw:frame>
      <draw:frame presentation:style-name="Leer-title" draw:layer="backgroundobjects" svg:width="30.479cm" svg:height="3.18cm" svg:x="1.693cm" svg:y="0.76cm" presentation:class="title" presentation:placeholder="true">
        <draw:text-box/>
      </draw:frame>
      <draw:frame presentation:style-name="Leer-outline1" draw:layer="backgroundobjects" svg:width="30.479cm" svg:height="11.048cm" svg:x="1.693cm" svg:y="4.457cm" presentation:class="outline" presentation:placeholder="true">
        <draw:text-box/>
      </draw:frame>
      <draw:frame draw:style-name="Mgr3" draw:text-style-name="MP8" draw:layer="backgroundobjects" svg:width="2.4cm" svg:height="2.4cm" svg:x="11.538cm" svg:y="16.396cm">
        <draw:image xlink:href="Pictures/100000000000049D0000049D72036EDEFFE6488D.jpg" xlink:type="simple" xlink:show="embed" xlink:actuate="onLoad">
          <text:p/>
        </draw:image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  <draw:frame draw:style-name="Mgr3" draw:text-style-name="MP8" draw:layer="backgroundobjects" svg:width="2.4cm" svg:height="2.4cm" svg:x="11.538cm" svg:y="16.396cm">
          <draw:image xlink:href="Pictures/100000000000049D0000049D72036EDEFFE6488D.jpg" xlink:type="simple" xlink:show="embed" xlink:actuate="onLoad">
            <text:p/>
          </draw:image>
        </draw:frame>
      </presentation:notes>
    </style:master-page>
    <style:master-page style:name="Titel_20_und_20_Inhalt" style:display-name="Titel und Inhalt" style:page-layout-name="PM1" draw:style-name="Mdp1"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Titel 1" presentation:style-name="Mpr4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sterformat durch Klicken bearbeiten</text:span></text:p>
        </draw:text-box>
      </draw:frame>
      <draw:frame draw:name="Inhaltsplatzhalter 2" presentation:style-name="Mpr5" draw:text-style-name="MP14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oliennummernplatzhalter 5" presentation:style-name="Mpr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Foliennummer&gt;</text:page-number></text:span></text:p>
        </draw:text-box>
      </draw:frame>
      <draw:frame draw:style-name="Mgr3" draw:text-style-name="MP8" draw:layer="backgroundobjects" svg:width="2.286cm" svg:height="2.286cm" svg:x="0cm" svg:y="0cm">
        <draw:image xlink:href="Pictures/100000000000049D0000049D72036EDEFFE6488D.jpg" xlink:type="simple" xlink:show="embed" xlink:actuate="onLoad">
          <text:p/>
        </draw:image>
      </draw:frame>
      <presentation:notes style:page-layout-name="PM2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4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9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sterformat durch Klicken bearbeiten</text:span></text:p>
        </draw:text-box>
      </draw:frame>
      <draw:frame draw:name="Inhaltsplatzhalter 2" presentation:style-name="Mpr10" draw:text-style-name="MP14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0" draw:text-style-name="MP14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2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oliennummernplatzhalter 6" presentation:style-name="Mpr1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Foliennumm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4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4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sterformat durch Klicken bearbeiten</text:span></text:p>
        </draw:text-box>
      </draw:frame>
      <draw:frame draw:name="Inhaltsplatzhalter 2" presentation:style-name="Mpr15" draw:text-style-name="MP14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4" presentation:style-name="Mpr16" draw:text-style-name="MP6" draw:layer="backgroundobjects" svg:width="12.911cm" svg:height="1.013cm" svg:x="11.218cm" svg:y="17.657cm" presentation:class="footer" presentation:user-transformed="true">
        <draw:text-box>
          <text:p text:style-name="MP15"><text:span text:style-name="MT5">Phase-0 Experiments using the R3B CALIFA Demonstrator </text:span></text:p>
        </draw:text-box>
      </draw:frame>
      <draw:frame draw:name="Foliennummernplatzhalter 5" presentation:style-name="Mpr16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Foliennummer&gt;</text:page-number></text:span></text:p>
        </draw:text-box>
      </draw:frame>
      <presentation:notes style:page-layout-name="PM2">
        <draw:page-thumbnail presentation:style-name="Titel_20_und_20_Inhalt_5f_-title" draw:layer="backgroundobjects" svg:width="19.798cm" svg:height="11.136cm" svg:x="0.6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Zwei_20_Inhalte_5f_" style:display-name="Zwei Inhalte_" style:page-layout-name="PM1" draw:style-name="Mdp1">
      <draw:frame draw:name="Grafik 6" draw:style-name="Mgr4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4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4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9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sterformat durch Klicken bearbeiten</text:span></text:p>
        </draw:text-box>
      </draw:frame>
      <draw:frame draw:name="Inhaltsplatzhalter 2" presentation:style-name="Mpr20" draw:text-style-name="MP14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des Textmasters 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Ebene</text:span></text:p>
                      <text:list>
                        <text:list-item>
                          <text:p text:style-name="MP13"><text:span text:style-name="MT4">Vierte Ebene</text:span></text:p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0" draw:text-style-name="MP14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2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4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4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2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5" presentation:style-name="Mpr21" draw:text-style-name="MP6" draw:layer="backgroundobjects" svg:width="12.911cm" svg:height="1.013cm" svg:x="11.218cm" svg:y="17.657cm" presentation:class="footer" presentation:user-transformed="true">
        <draw:text-box>
          <text:p text:style-name="MP15"><text:span text:style-name="MT5">Phase-0 Experiments using the R3B CALIFA Demonstrator </text:span></text:p>
        </draw:text-box>
      </draw:frame>
      <draw:frame draw:name="Foliennummernplatzhalter 6" presentation:style-name="Mpr21" draw:text-style-name="MP6" draw:layer="backgroundobjects" svg:width="7.619cm" svg:height="1.013cm" svg:x="25.411cm" svg:y="17.657cm" presentation:class="page-number" presentation:user-transformed="true">
        <draw:text-box>
          <text:p text:style-name="MP7"><text:span text:style-name="MT5"><text:page-number>&lt;Foliennummer&gt;</text:page-number></text:span></text:p>
        </draw:text-box>
      </draw:frame>
      <presentation:notes style:page-layout-name="PM2">
        <draw:page-thumbnail presentation:style-name="Zwei_20_Inhalte_5f_-title" draw:layer="backgroundobjects" svg:width="19.798cm" svg:height="11.136cm" svg:x="0.6cm" svg:y="2.257cm" presentation:class="page"/>
        <draw:frame presentation:style-name="Zwei_20_Inhalte_5f_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165</meta:editing-cycles>
    <meta:creation-date>2020-06-28T17:37:46.152589175</meta:creation-date>
    <meta:editing-duration>PT19H36M12S</meta:editing-duration>
    <meta:generator>LibreOffice/6.0.7.3$Linux_X86_64 LibreOffice_project/00m0$Build-3</meta:generator>
    <dc:date>2022-06-07T23:19:48.308163201</dc:date>
    <meta:document-statistic meta:object-count="564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

<file path=Object 1/content.xml><?xml version="1.0" encoding="utf-8"?>
<math xmlns="http://www.w3.org/1998/Math/MathML" display="block">
  <semantics>
    <mstyle mathsize="150%">
      <mrow>
        <mrow>
          <mi>B</mi>
          <mo stretchy="false">∗</mo>
          <mi>ρ</mi>
        </mrow>
        <mrow>
          <mtext> </mtext>
          <mo stretchy="false">=</mo>
          <mtext> </mtext>
        </mrow>
        <mfrac>
          <mrow>
            <mi>β</mi>
            <mo stretchy="false">∗</mo>
            <mi>γ</mi>
            <mo stretchy="false">∗</mo>
            <mi>M</mi>
          </mrow>
          <mi>q</mi>
        </mfrac>
      </mrow>
    </mstyle>
    <annotation encoding="StarMath 5.0">size*1.5 {B*%rho " " = " "{{%beta*%gamma*M} over {q}}}</annotation>
  </semantics>
</math>
</file>

<file path=Object 2/content.xml><?xml version="1.0" encoding="utf-8"?>
<math xmlns="http://www.w3.org/1998/Math/MathML" display="block">
  <semantics>
    <mrow>
      <mrow>
        <mstyle mathsize="150%">
          <msub>
            <mi>E</mi>
            <mi>γ</mi>
          </msub>
        </mstyle>
        <mo stretchy="false">=</mo>
        <mstyle mathsize="150%">
          <mi>γ</mi>
        </mstyle>
      </mrow>
      <mstyle mathsize="150%">
        <msub>
          <mi>E</mi>
          <mi mathvariant="italic">lab</mi>
        </msub>
      </mstyle>
      <mstyle mathsize="150%">
        <mrow>
          <mo fence="true" stretchy="false">(</mo>
          <mrow>
            <mrow>
              <mrow>
                <mn>1</mn>
                <mo stretchy="false">−</mo>
                <mi>β</mi>
              </mrow>
              <mi>cos</mi>
              <mrow>
                <mo fence="true" stretchy="false">(</mo>
                <mrow>
                  <mi>θ</mi>
                </mrow>
                <mo fence="true" stretchy="false">)</mo>
              </mrow>
            </mrow>
          </mrow>
          <mo fence="true" stretchy="false">)</mo>
        </mrow>
      </mstyle>
    </mrow>
    <annotation encoding="StarMath 5.0">size*1.5 E_{ %gamma } = size*1.5 %gamma size*1.5E_{ lab} size*1.5( 1- %beta cos (%theta ))</annotation>
  </semantics>
</math>
</file>

<file path=Object 3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row>
                <mn>12</mn>
                <mi>C</mi>
              </mrow>
            </msub>
          </mstyle>
          <mo stretchy="false">+</mo>
          <mstyle mathvariant="bold">
            <msub>
              <mi>p</mi>
              <mi mathvariant="italic">t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+</mo>
          <mstyle mathvariant="bold">
            <msub>
              <mi>p</mi>
              <mrow>
                <mn>11</mn>
                <mi>B</mi>
              </mrow>
            </msub>
          </mstyle>
        </mrow>
      </mrow>
    </mstyle>
    <annotation encoding="StarMath 5.0">size*1.5{bold{p_12C} + bold{p_tg} " " = " " bold{p_1} + bold{p_2} + bold{p_11B}}</annotation>
  </semantics>
</math>
</file>

<file path=Object 4/content.xml><?xml version="1.0" encoding="utf-8"?>
<math xmlns="http://www.w3.org/1998/Math/MathML" display="block">
  <semantics>
    <mstyle mathsize="150%">
      <mrow>
        <mstyle mathvariant="bold">
          <msub>
            <mi>p</mi>
            <mrow>
              <mn>12</mn>
              <mi>C</mi>
            </mrow>
          </msub>
        </mstyle>
        <mrow>
          <mtext> </mtext>
          <mo stretchy="false">=</mo>
          <mtext> </mtext>
        </mrow>
        <mrow>
          <mstyle mathvariant="bold">
            <msub>
              <mi>p</mi>
              <mi>i</mi>
            </msub>
          </mstyle>
          <mo stretchy="false">+</mo>
          <mstyle mathvariant="bold">
            <msub>
              <mi>p</mi>
              <mrow>
                <mn>11</mn>
                <mi>B</mi>
              </mrow>
            </msub>
          </mstyle>
        </mrow>
      </mrow>
    </mstyle>
    <annotation encoding="StarMath 5.0">size*1.5{bold{p_12C} " " = " " bold{p_i} + bold{p_11B}}</annotation>
  </semantics>
</math>
</file>

<file path=Object 5/content.xml><?xml version="1.0" encoding="utf-8"?>
<math xmlns="http://www.w3.org/1998/Math/MathML" display="block">
  <semantics>
    <mstyle mathsize="150%">
      <mrow>
        <mrow>
          <mstyle mathvariant="bold">
            <msub>
              <mi>p</mi>
              <mi>i</mi>
            </msub>
          </mstyle>
          <mo stretchy="false">≈</mo>
          <mstyle mathvariant="bold">
            <msub>
              <mi>p</mi>
              <mi mathvariant="italic">missing</mi>
            </msub>
          </mstyle>
        </mrow>
        <mrow>
          <mtext> </mtext>
          <mo stretchy="false">=</mo>
          <mtext> </mtext>
        </mrow>
        <mrow>
          <mstyle mathvariant="bold">
            <msub>
              <mi>p</mi>
              <mn>1</mn>
            </msub>
          </mstyle>
          <mo stretchy="false">+</mo>
          <mstyle mathvariant="bold">
            <msub>
              <mi>p</mi>
              <mn>2</mn>
            </msub>
          </mstyle>
          <mo stretchy="false">−</mo>
          <mstyle mathvariant="bold">
            <msub>
              <mi>p</mi>
              <mi mathvariant="italic">tg</mi>
            </msub>
          </mstyle>
        </mrow>
        <mrow>
          <mo fence="true" stretchy="false">(</mo>
          <mrow>
            <mrow>
              <mi mathvariant="italic">no</mi>
              <mrow>
                <mi mathvariant="italic">ISI</mi>
                <mo stretchy="false">/</mo>
                <mi mathvariant="italic">FSI</mi>
              </mrow>
            </mrow>
          </mrow>
          <mo fence="true" stretchy="false">)</mo>
        </mrow>
      </mrow>
    </mstyle>
    <annotation encoding="StarMath 5.0">size*1.5{bold{p_i}  approx  bold{p_missing} " " = " " bold{p_1} + bold{p_2} - bold{p_tg}  (no ISI/FSI)} </annotation>
  </semantics>
</math>
</file>

<file path=Object 6/content.xml><?xml version="1.0" encoding="utf-8"?>
<math xmlns="http://www.w3.org/1998/Math/MathML" display="block">
  <semantics>
    <mstyle mathsize="150%">
      <mrow>
        <mstyle mathvariant="bold">
          <mover accent="true">
            <msub>
              <mi>p</mi>
              <mrow>
                <mn>12</mn>
                <mi>C</mi>
              </mrow>
            </msub>
            <mo stretchy="true">⃗</mo>
          </mover>
        </mstyle>
        <mrow>
          <mtext> </mtext>
          <mo stretchy="false">=</mo>
          <mtext> </mtext>
        </mrow>
        <mrow>
          <mstyle mathvariant="bold">
            <mover accent="true">
              <msub>
                <mi>p</mi>
                <mi>i</mi>
              </msub>
              <mo stretchy="true">⃗</mo>
            </mover>
          </mstyle>
          <mo stretchy="false">+</mo>
          <mstyle mathvariant="bold">
            <mover accent="true">
              <msub>
                <mi>p</mi>
                <mrow>
                  <mn>11</mn>
                  <mi>B</mi>
                </mrow>
              </msub>
              <mo stretchy="true">⃗</mo>
            </mover>
          </mstyle>
        </mrow>
      </mrow>
    </mstyle>
    <annotation encoding="StarMath 5.0">size*1.5{bold{widevec{p_12C}} " " = " " bold{widevec{p_i}} + bold{widevec{p_11B}}}</annotation>
  </semantics>
</math>
</file>